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23.9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33.14pt"/>
    </style:style>
    <style:style style:name="co10" style:family="table-column">
      <style:table-column-properties fo:break-before="auto" style:column-width="28.54pt"/>
    </style:style>
    <style:style style:name="co11" style:family="table-column">
      <style:table-column-properties fo:break-before="auto" style:column-width="29.31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7.81pt"/>
    </style:style>
    <style:style style:name="co14" style:family="table-column">
      <style:table-column-properties fo:break-before="auto" style:column-width="53.26pt"/>
    </style:style>
    <style:style style:name="co15" style:family="table-column">
      <style:table-column-properties fo:break-before="auto" style:column-width="49.41pt"/>
    </style:style>
    <style:style style:name="co16" style:family="table-column">
      <style:table-column-properties fo:break-before="auto" style:column-width="182.95pt"/>
    </style:style>
    <style:style style:name="co17" style:family="table-column">
      <style:table-column-properties fo:break-before="auto" style:column-width="98.79pt"/>
    </style:style>
    <style:style style:name="co18" style:family="table-column">
      <style:table-column-properties fo:break-before="auto" style:column-width="551.14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11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6"/>
    <style:style style:name="ce10" style:family="table-cell" style:parent-style-name="Default" style:data-style-name="N123"/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lülete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04" table:default-cell-style-name="Default"/>
        <table:table-row table:style-name="ro1">
          <table:table-cell table:style-name="ce1"/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4"/>
          <table:table-cell table:style-name="ce1" office:value-type="string" calcext:value-type="string">
            <text:p>is shell?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300 area</text:p>
          </table:table-cell>
          <table:table-cell table:style-name="ce1" office:value-type="string" calcext:value-type="string">
            <text:p>450 area</text:p>
          </table:table-cell>
          <table:table-cell table:style-name="ce1" office:value-type="string" calcext:value-type="string">
            <text:p>490 area</text:p>
          </table:table-cell>
          <table:table-cell table:style-name="ce1" office:value-type="string" calcext:value-type="string">
            <text:p>600 area</text:p>
          </table:table-cell>
          <table:table-cell table:style-name="ce1" office:value-type="string" calcext:value-type="string">
            <text:p>glass weight</text:p>
          </table:table-cell>
          <table:table-cell table:style-name="ce1" office:value-type="string" calcext:value-type="string">
            <text:p>computed thickness</text:p>
          </table:table-cell>
          <table:table-cell table:style-name="ce1" office:value-type="string" calcext:value-type="string">
            <text:p>thickness matches?</text:p>
          </table:table-cell>
          <table:table-cell table:style-name="ce1" table:number-columns-repeated="1004"/>
        </table:table-row>
        <table:table-row table:style-name="ro2">
          <table:table-cell/>
          <table:table-cell office:value-type="string" calcext:value-type="string">
            <text:p><text:s/>keel <text:s text:c="19"/></text:p>
          </table:table-cell>
          <table:table-cell office:value-type="float" office:value="0.521" calcext:value-type="float">
            <text:p>0.521</text:p>
          </table:table-cell>
          <table:table-cell office:value-type="float" office:value="3.75" calcext:value-type="float">
            <text:p>3.75</text:p>
          </table:table-cell>
          <table:table-cell office:value-type="float" office:value="0.004" calcext:value-type="float">
            <text:p>0.004</text:p>
          </table:table-cell>
          <table:table-cell office:value-type="float" office:value="3.277" calcext:value-type="float">
            <text:p>3.277</text:p>
          </table:table-cell>
          <table:table-cell office:value-type="float" office:value="0" calcext:value-type="float">
            <text:p>0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2]*[.$C2]" office:value-type="float" office:value="0.521" calcext:value-type="float">
            <text:p>0.521</text:p>
          </table:table-cell>
          <table:table-cell table:formula="of:=[.K2]*[.$C2]" office:value-type="float" office:value="0" calcext:value-type="float">
            <text:p>0</text:p>
          </table:table-cell>
          <table:table-cell table:formula="of:=[.L2]*[.$C2]" office:value-type="float" office:value="1.042" calcext:value-type="float">
            <text:p>1.042</text:p>
          </table:table-cell>
          <table:table-cell table:formula="of:=[.M2]*[.$C2]" office:value-type="float" office:value="1.563" calcext:value-type="float">
            <text:p>1.563</text:p>
          </table:table-cell>
          <table:table-cell table:formula="of:=300*[.J2]+450*[.K2]+490*[.L2]+600*[.M2]" office:value-type="float" office:value="3080" calcext:value-type="float">
            <text:p>3080</text:p>
          </table:table-cell>
          <table:table-cell table:style-name="ce4" table:formula="of:=0.001*[.R2]*(1/2.6+(1-0.5)/0.5*1/1.2)" office:value-type="float" office:value="3.75128205128205" calcext:value-type="float">
            <text:p>3.7512820513</text:p>
          </table:table-cell>
          <table:table-cell table:formula="of:=IF([.D2]=ROUND([.S2]*100)/100;1;IF(AND([.D2]=7;[.R2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bottom fore <text:s text:c="12"/></text:p>
          </table:table-cell>
          <table:table-cell office:value-type="float" office:value="3.657" calcext:value-type="float">
            <text:p>3.657</text:p>
          </table:table-cell>
          <table:table-cell office:value-type="float" office:value="3.75" calcext:value-type="float">
            <text:p>3.75</text:p>
          </table:table-cell>
          <table:table-cell office:value-type="float" office:value="0.026" calcext:value-type="float">
            <text:p>0.026</text:p>
          </table:table-cell>
          <table:table-cell office:value-type="float" office:value="5.625" calcext:value-type="float">
            <text:p>5.625</text:p>
          </table:table-cell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]*[.$C3]" office:value-type="float" office:value="3.657" calcext:value-type="float">
            <text:p>3.657</text:p>
          </table:table-cell>
          <table:table-cell table:formula="of:=[.K3]*[.$C3]" office:value-type="float" office:value="0" calcext:value-type="float">
            <text:p>0</text:p>
          </table:table-cell>
          <table:table-cell table:formula="of:=[.L3]*[.$C3]" office:value-type="float" office:value="7.314" calcext:value-type="float">
            <text:p>7.314</text:p>
          </table:table-cell>
          <table:table-cell table:formula="of:=[.M3]*[.$C3]" office:value-type="float" office:value="10.971" calcext:value-type="float">
            <text:p>10.971</text:p>
          </table:table-cell>
          <table:table-cell table:formula="of:=300*[.J3]+450*[.K3]+490*[.L3]+600*[.M3]" office:value-type="float" office:value="3080" calcext:value-type="float">
            <text:p>3080</text:p>
          </table:table-cell>
          <table:table-cell table:formula="of:=0.001*[.R3]*(1/2.6+(1-0.5)/0.5*1/1.2)" office:value-type="float" office:value="3.75128205128205" calcext:value-type="float">
            <text:p>3.7512820513</text:p>
          </table:table-cell>
          <table:table-cell table:formula="of:=IF([.D3]=ROUND([.S3]*100)/100;1;IF(AND([.D3]=7;[.R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bottom aft <text:s text:c="13"/></text:p>
          </table:table-cell>
          <table:table-cell office:value-type="float" office:value="9.662" calcext:value-type="float">
            <text:p>9.662</text:p>
          </table:table-cell>
          <table:table-cell office:value-type="float" office:value="3.39" calcext:value-type="float">
            <text:p>3.39</text:p>
          </table:table-cell>
          <table:table-cell office:value-type="float" office:value="0.062" calcext:value-type="float">
            <text:p>0.062</text:p>
          </table:table-cell>
          <table:table-cell office:value-type="float" office:value="2.255" calcext:value-type="float">
            <text:p>2.255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]*[.$C4]" office:value-type="float" office:value="9.662" calcext:value-type="float">
            <text:p>9.662</text:p>
          </table:table-cell>
          <table:table-cell table:formula="of:=[.K4]*[.$C4]" office:value-type="float" office:value="19.324" calcext:value-type="float">
            <text:p>19.324</text:p>
          </table:table-cell>
          <table:table-cell table:formula="of:=[.L4]*[.$C4]" office:value-type="float" office:value="19.324" calcext:value-type="float">
            <text:p>19.324</text:p>
          </table:table-cell>
          <table:table-cell table:formula="of:=[.M4]*[.$C4]" office:value-type="float" office:value="9.662" calcext:value-type="float">
            <text:p>9.662</text:p>
          </table:table-cell>
          <table:table-cell table:formula="of:=300*[.J4]+450*[.K4]+490*[.L4]+600*[.M4]" office:value-type="float" office:value="2780" calcext:value-type="float">
            <text:p>2780</text:p>
          </table:table-cell>
          <table:table-cell table:formula="of:=0.001*[.R4]*(1/2.6+(1-0.5)/0.5*1/1.2)" office:value-type="float" office:value="3.38589743589744" calcext:value-type="float">
            <text:p>3.3858974359</text:p>
          </table:table-cell>
          <table:table-cell table:formula="of:=IF([.D4]=ROUND([.S4]*100)/100;1;IF(AND([.D4]=7;[.R4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side fore <text:s text:c="14"/></text:p>
          </table:table-cell>
          <table:table-cell office:value-type="float" office:value="1.553" calcext:value-type="float">
            <text:p>1.553</text:p>
          </table:table-cell>
          <table:table-cell office:value-type="float" office:value="2.84" calcext:value-type="float">
            <text:p>2.84</text:p>
          </table:table-cell>
          <table:table-cell office:value-type="float" office:value="0.008" calcext:value-type="float">
            <text:p>0.008</text:p>
          </table:table-cell>
          <table:table-cell office:value-type="float" office:value="5.677" calcext:value-type="float">
            <text:p>5.677</text:p>
          </table:table-cell>
          <table:table-cell office:value-type="float" office:value="0" calcext:value-type="float">
            <text:p>0</text:p>
          </table:table-cell>
          <table:table-cell office:value-type="float" office:value="0.653" calcext:value-type="float">
            <text:p>0.6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5]*[.$C5]" office:value-type="float" office:value="4.659" calcext:value-type="float">
            <text:p>4.659</text:p>
          </table:table-cell>
          <table:table-cell table:formula="of:=[.K5]*[.$C5]" office:value-type="float" office:value="1.553" calcext:value-type="float">
            <text:p>1.553</text:p>
          </table:table-cell>
          <table:table-cell table:formula="of:=[.L5]*[.$C5]" office:value-type="float" office:value="3.106" calcext:value-type="float">
            <text:p>3.106</text:p>
          </table:table-cell>
          <table:table-cell table:formula="of:=[.M5]*[.$C5]" office:value-type="float" office:value="0" calcext:value-type="float">
            <text:p>0</text:p>
          </table:table-cell>
          <table:table-cell table:formula="of:=300*[.J5]+450*[.K5]+490*[.L5]+600*[.M5]" office:value-type="float" office:value="2330" calcext:value-type="float">
            <text:p>2330</text:p>
          </table:table-cell>
          <table:table-cell table:formula="of:=0.001*[.R5]*(1/2.6+(1-0.5)/0.5*1/1.2)" office:value-type="float" office:value="2.83782051282051" calcext:value-type="float">
            <text:p>2.8378205128</text:p>
          </table:table-cell>
          <table:table-cell table:formula="of:=IF([.D5]=ROUND([.S5]*100)/100;1;IF(AND([.D5]=7;[.R5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side aft <text:s text:c="15"/></text:p>
          </table:table-cell>
          <table:table-cell office:value-type="float" office:value="3.468" calcext:value-type="float">
            <text:p>3.468</text:p>
          </table:table-cell>
          <table:table-cell office:value-type="float" office:value="2.61" calcext:value-type="float">
            <text:p>2.61</text:p>
          </table:table-cell>
          <table:table-cell office:value-type="float" office:value="0.017" calcext:value-type="float">
            <text:p>0.017</text:p>
          </table:table-cell>
          <table:table-cell office:value-type="float" office:value="2.227" calcext:value-type="float">
            <text:p>2.227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6]*[.$C6]" office:value-type="float" office:value="6.936" calcext:value-type="float">
            <text:p>6.936</text:p>
          </table:table-cell>
          <table:table-cell table:formula="of:=[.K6]*[.$C6]" office:value-type="float" office:value="3.468" calcext:value-type="float">
            <text:p>3.468</text:p>
          </table:table-cell>
          <table:table-cell table:formula="of:=[.L6]*[.$C6]" office:value-type="float" office:value="3.468" calcext:value-type="float">
            <text:p>3.468</text:p>
          </table:table-cell>
          <table:table-cell table:formula="of:=[.M6]*[.$C6]" office:value-type="float" office:value="3.468" calcext:value-type="float">
            <text:p>3.468</text:p>
          </table:table-cell>
          <table:table-cell table:formula="of:=300*[.J6]+450*[.K6]+490*[.L6]+600*[.M6]" office:value-type="float" office:value="2140" calcext:value-type="float">
            <text:p>2140</text:p>
          </table:table-cell>
          <table:table-cell table:formula="of:=0.001*[.R6]*(1/2.6+(1-0.5)/0.5*1/1.2)" office:value-type="float" office:value="2.60641025641026" calcext:value-type="float">
            <text:p>2.6064102564</text:p>
          </table:table-cell>
          <table:table-cell table:formula="of:=IF([.D6]=ROUND([.S6]*100)/100;1;IF(AND([.D6]=7;[.R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ft <text:s text:c="20"/></text:p>
          </table:table-cell>
          <table:table-cell office:value-type="float" office:value="0.755" calcext:value-type="float">
            <text:p>0.755</text:p>
          </table:table-cell>
          <table:table-cell office:value-type="float" office:value="3.39" calcext:value-type="float">
            <text:p>3.39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]*[.$C7]" office:value-type="float" office:value="0.755" calcext:value-type="float">
            <text:p>0.755</text:p>
          </table:table-cell>
          <table:table-cell table:formula="of:=[.K7]*[.$C7]" office:value-type="float" office:value="1.51" calcext:value-type="float">
            <text:p>1.51</text:p>
          </table:table-cell>
          <table:table-cell table:formula="of:=[.L7]*[.$C7]" office:value-type="float" office:value="1.51" calcext:value-type="float">
            <text:p>1.51</text:p>
          </table:table-cell>
          <table:table-cell table:formula="of:=[.M7]*[.$C7]" office:value-type="float" office:value="0.755" calcext:value-type="float">
            <text:p>0.755</text:p>
          </table:table-cell>
          <table:table-cell table:formula="of:=300*[.J7]+450*[.K7]+490*[.L7]+600*[.M7]" office:value-type="float" office:value="2780" calcext:value-type="float">
            <text:p>2780</text:p>
          </table:table-cell>
          <table:table-cell table:formula="of:=0.001*[.R7]*(1/2.6+(1-0.5)/0.5*1/1.2)" office:value-type="float" office:value="3.38589743589744" calcext:value-type="float">
            <text:p>3.3858974359</text:p>
          </table:table-cell>
          <table:table-cell table:formula="of:=IF([.D7]=ROUND([.S7]*100)/100;1;IF(AND([.D7]=7;[.R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fore section bottom wal </text:p>
          </table:table-cell>
          <table:table-cell office:value-type="float" office:value="0.452" calcext:value-type="float">
            <text:p>0.452</text:p>
          </table:table-cell>
          <table:table-cell office:value-type="float" office:value="1.83" calcext:value-type="float">
            <text:p>1.83</text:p>
          </table:table-cell>
          <table:table-cell office:value-type="float" office:value="0.002" calcext:value-type="float">
            <text:p>0.002</text:p>
          </table:table-cell>
          <table:table-cell office:value-type="float" office:value="6.422" calcext:value-type="float">
            <text:p>6.422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8]*[.$C8]" office:value-type="float" office:value="0.904" calcext:value-type="float">
            <text:p>0.904</text:p>
          </table:table-cell>
          <table:table-cell table:formula="of:=[.K8]*[.$C8]" office:value-type="float" office:value="0.904" calcext:value-type="float">
            <text:p>0.904</text:p>
          </table:table-cell>
          <table:table-cell table:formula="of:=[.L8]*[.$C8]" office:value-type="float" office:value="0" calcext:value-type="float">
            <text:p>0</text:p>
          </table:table-cell>
          <table:table-cell table:formula="of:=[.M8]*[.$C8]" office:value-type="float" office:value="0" calcext:value-type="float">
            <text:p>0</text:p>
          </table:table-cell>
          <table:table-cell table:formula="of:=300*[.J8]+450*[.K8]+490*[.L8]+600*[.M8]" office:value-type="float" office:value="1500" calcext:value-type="float">
            <text:p>1500</text:p>
          </table:table-cell>
          <table:table-cell table:formula="of:=0.001*[.R8]*(1/2.6+(1-0.5)/0.5*1/1.2)" office:value-type="float" office:value="1.82692307692308" calcext:value-type="float">
            <text:p>1.8269230769</text:p>
          </table:table-cell>
          <table:table-cell table:formula="of:=IF([.D8]=ROUND([.S8]*100)/100;1;IF(AND([.D8]=7;[.R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bunk wall <text:s text:c="14"/></text:p>
          </table:table-cell>
          <table:table-cell office:value-type="float" office:value="1.281" calcext:value-type="float">
            <text:p>1.281</text:p>
          </table:table-cell>
          <table:table-cell office:value-type="float" office:value="1.83" calcext:value-type="float">
            <text:p>1.83</text:p>
          </table:table-cell>
          <table:table-cell office:value-type="float" office:value="0.004" calcext:value-type="float">
            <text:p>0.004</text:p>
          </table:table-cell>
          <table:table-cell office:value-type="float" office:value="4.955" calcext:value-type="float">
            <text:p>4.955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9]*[.$C9]" office:value-type="float" office:value="2.562" calcext:value-type="float">
            <text:p>2.562</text:p>
          </table:table-cell>
          <table:table-cell table:formula="of:=[.K9]*[.$C9]" office:value-type="float" office:value="2.562" calcext:value-type="float">
            <text:p>2.562</text:p>
          </table:table-cell>
          <table:table-cell table:formula="of:=[.L9]*[.$C9]" office:value-type="float" office:value="0" calcext:value-type="float">
            <text:p>0</text:p>
          </table:table-cell>
          <table:table-cell table:formula="of:=[.M9]*[.$C9]" office:value-type="float" office:value="0" calcext:value-type="float">
            <text:p>0</text:p>
          </table:table-cell>
          <table:table-cell table:formula="of:=300*[.J9]+450*[.K9]+490*[.L9]+600*[.M9]" office:value-type="float" office:value="1500" calcext:value-type="float">
            <text:p>1500</text:p>
          </table:table-cell>
          <table:table-cell table:formula="of:=0.001*[.R9]*(1/2.6+(1-0.5)/0.5*1/1.2)" office:value-type="float" office:value="1.82692307692308" calcext:value-type="float">
            <text:p>1.8269230769</text:p>
          </table:table-cell>
          <table:table-cell table:formula="of:=IF([.D9]=ROUND([.S9]*100)/100;1;IF(AND([.D9]=7;[.R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abin seat wall <text:s text:c="8"/></text:p>
          </table:table-cell>
          <table:table-cell office:value-type="float" office:value="0.824" calcext:value-type="float">
            <text:p>0.824</text:p>
          </table:table-cell>
          <table:table-cell office:value-type="float" office:value="1.83" calcext:value-type="float">
            <text:p>1.83</text:p>
          </table:table-cell>
          <table:table-cell office:value-type="float" office:value="0.003" calcext:value-type="float">
            <text:p>0.003</text:p>
          </table:table-cell>
          <table:table-cell office:value-type="float" office:value="3.209" calcext:value-type="float">
            <text:p>3.209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0]*[.$C10]" office:value-type="float" office:value="1.648" calcext:value-type="float">
            <text:p>1.648</text:p>
          </table:table-cell>
          <table:table-cell table:formula="of:=[.K10]*[.$C10]" office:value-type="float" office:value="1.648" calcext:value-type="float">
            <text:p>1.648</text:p>
          </table:table-cell>
          <table:table-cell table:formula="of:=[.L10]*[.$C10]" office:value-type="float" office:value="0" calcext:value-type="float">
            <text:p>0</text:p>
          </table:table-cell>
          <table:table-cell table:formula="of:=[.M10]*[.$C10]" office:value-type="float" office:value="0" calcext:value-type="float">
            <text:p>0</text:p>
          </table:table-cell>
          <table:table-cell table:formula="of:=300*[.J10]+450*[.K10]+490*[.L10]+600*[.M10]" office:value-type="float" office:value="1500" calcext:value-type="float">
            <text:p>1500</text:p>
          </table:table-cell>
          <table:table-cell table:formula="of:=0.001*[.R10]*(1/2.6+(1-0.5)/0.5*1/1.2)" office:value-type="float" office:value="1.82692307692308" calcext:value-type="float">
            <text:p>1.8269230769</text:p>
          </table:table-cell>
          <table:table-cell table:formula="of:=IF([.D10]=ROUND([.S10]*100)/100;1;IF(AND([.D10]=7;[.R10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wall flange <text:s text:c="12"/></text:p>
          </table:table-cell>
          <table:table-cell office:value-type="float" office:value="0.577" calcext:value-type="float">
            <text:p>0.577</text:p>
          </table:table-cell>
          <table:table-cell office:value-type="float" office:value="1.83" calcext:value-type="float">
            <text:p>1.83</text:p>
          </table:table-cell>
          <table:table-cell office:value-type="float" office:value="0.002" calcext:value-type="float">
            <text:p>0.002</text:p>
          </table:table-cell>
          <table:table-cell office:value-type="float" office:value="4.216" calcext:value-type="float">
            <text:p>4.216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1]*[.$C11]" office:value-type="float" office:value="1.154" calcext:value-type="float">
            <text:p>1.154</text:p>
          </table:table-cell>
          <table:table-cell table:formula="of:=[.K11]*[.$C11]" office:value-type="float" office:value="1.154" calcext:value-type="float">
            <text:p>1.154</text:p>
          </table:table-cell>
          <table:table-cell table:formula="of:=[.L11]*[.$C11]" office:value-type="float" office:value="0" calcext:value-type="float">
            <text:p>0</text:p>
          </table:table-cell>
          <table:table-cell table:formula="of:=[.M11]*[.$C11]" office:value-type="float" office:value="0" calcext:value-type="float">
            <text:p>0</text:p>
          </table:table-cell>
          <table:table-cell table:formula="of:=300*[.J11]+450*[.K11]+490*[.L11]+600*[.M11]" office:value-type="float" office:value="1500" calcext:value-type="float">
            <text:p>1500</text:p>
          </table:table-cell>
          <table:table-cell table:formula="of:=0.001*[.R11]*(1/2.6+(1-0.5)/0.5*1/1.2)" office:value-type="float" office:value="1.82692307692308" calcext:value-type="float">
            <text:p>1.8269230769</text:p>
          </table:table-cell>
          <table:table-cell table:formula="of:=IF([.D11]=ROUND([.S11]*100)/100;1;IF(AND([.D11]=7;[.R11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under-cockpit wall <text:s text:c="5"/></text:p>
          </table:table-cell>
          <table:table-cell office:value-type="float" office:value="1.235" calcext:value-type="float">
            <text:p>1.235</text:p>
          </table:table-cell>
          <table:table-cell office:value-type="float" office:value="1.83" calcext:value-type="float">
            <text:p>1.83</text:p>
          </table:table-cell>
          <table:table-cell office:value-type="float" office:value="0.004" calcext:value-type="float">
            <text:p>0.004</text:p>
          </table:table-cell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2]*[.$C12]" office:value-type="float" office:value="2.47" calcext:value-type="float">
            <text:p>2.47</text:p>
          </table:table-cell>
          <table:table-cell table:formula="of:=[.K12]*[.$C12]" office:value-type="float" office:value="2.47" calcext:value-type="float">
            <text:p>2.47</text:p>
          </table:table-cell>
          <table:table-cell table:formula="of:=[.L12]*[.$C12]" office:value-type="float" office:value="0" calcext:value-type="float">
            <text:p>0</text:p>
          </table:table-cell>
          <table:table-cell table:formula="of:=[.M12]*[.$C12]" office:value-type="float" office:value="0" calcext:value-type="float">
            <text:p>0</text:p>
          </table:table-cell>
          <table:table-cell table:formula="of:=300*[.J12]+450*[.K12]+490*[.L12]+600*[.M12]" office:value-type="float" office:value="1500" calcext:value-type="float">
            <text:p>1500</text:p>
          </table:table-cell>
          <table:table-cell table:formula="of:=0.001*[.R12]*(1/2.6+(1-0.5)/0.5*1/1.2)" office:value-type="float" office:value="1.82692307692308" calcext:value-type="float">
            <text:p>1.8269230769</text:p>
          </table:table-cell>
          <table:table-cell table:formula="of:=IF([.D12]=ROUND([.S12]*100)/100;1;IF(AND([.D12]=7;[.R12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under-cockpit wall flan </text:p>
          </table:table-cell>
          <table:table-cell office:value-type="float" office:value="0.398" calcext:value-type="float">
            <text:p>0.398</text:p>
          </table:table-cell>
          <table:table-cell office:value-type="float" office:value="1.83" calcext:value-type="float">
            <text:p>1.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243" calcext:value-type="float">
            <text:p>1.243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3]*[.$C13]" office:value-type="float" office:value="0.796" calcext:value-type="float">
            <text:p>0.796</text:p>
          </table:table-cell>
          <table:table-cell table:formula="of:=[.K13]*[.$C13]" office:value-type="float" office:value="0.796" calcext:value-type="float">
            <text:p>0.796</text:p>
          </table:table-cell>
          <table:table-cell table:formula="of:=[.L13]*[.$C13]" office:value-type="float" office:value="0" calcext:value-type="float">
            <text:p>0</text:p>
          </table:table-cell>
          <table:table-cell table:formula="of:=[.M13]*[.$C13]" office:value-type="float" office:value="0" calcext:value-type="float">
            <text:p>0</text:p>
          </table:table-cell>
          <table:table-cell table:formula="of:=300*[.J13]+450*[.K13]+490*[.L13]+600*[.M13]" office:value-type="float" office:value="1500" calcext:value-type="float">
            <text:p>1500</text:p>
          </table:table-cell>
          <table:table-cell table:formula="of:=0.001*[.R13]*(1/2.6+(1-0.5)/0.5*1/1.2)" office:value-type="float" office:value="1.82692307692308" calcext:value-type="float">
            <text:p>1.8269230769</text:p>
          </table:table-cell>
          <table:table-cell table:formula="of:=IF([.D13]=ROUND([.S13]*100)/100;1;IF(AND([.D13]=7;[.R1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bunk/seat side <text:s text:c="9"/></text:p>
          </table:table-cell>
          <table:table-cell office:value-type="float" office:value="1.918" calcext:value-type="float">
            <text:p>1.918</text:p>
          </table:table-cell>
          <table:table-cell office:value-type="float" office:value="1.83" calcext:value-type="float">
            <text:p>1.83</text:p>
          </table:table-cell>
          <table:table-cell office:value-type="float" office:value="0.007" calcext:value-type="float">
            <text:p>0.007</text:p>
          </table:table-cell>
          <table:table-cell office:value-type="float" office:value="4.004" calcext:value-type="float">
            <text:p>4.004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4]*[.$C14]" office:value-type="float" office:value="3.836" calcext:value-type="float">
            <text:p>3.836</text:p>
          </table:table-cell>
          <table:table-cell table:formula="of:=[.K14]*[.$C14]" office:value-type="float" office:value="3.836" calcext:value-type="float">
            <text:p>3.836</text:p>
          </table:table-cell>
          <table:table-cell table:formula="of:=[.L14]*[.$C14]" office:value-type="float" office:value="0" calcext:value-type="float">
            <text:p>0</text:p>
          </table:table-cell>
          <table:table-cell table:formula="of:=[.M14]*[.$C14]" office:value-type="float" office:value="0" calcext:value-type="float">
            <text:p>0</text:p>
          </table:table-cell>
          <table:table-cell table:formula="of:=300*[.J14]+450*[.K14]+490*[.L14]+600*[.M14]" office:value-type="float" office:value="1500" calcext:value-type="float">
            <text:p>1500</text:p>
          </table:table-cell>
          <table:table-cell table:formula="of:=0.001*[.R14]*(1/2.6+(1-0.5)/0.5*1/1.2)" office:value-type="float" office:value="1.82692307692308" calcext:value-type="float">
            <text:p>1.8269230769</text:p>
          </table:table-cell>
          <table:table-cell table:formula="of:=IF([.D14]=ROUND([.S14]*100)/100;1;IF(AND([.D14]=7;[.R14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ft side girder <text:s text:c="8"/></text:p>
          </table:table-cell>
          <table:table-cell office:value-type="float" office:value="0.818" calcext:value-type="float">
            <text:p>0.818</text:p>
          </table:table-cell>
          <table:table-cell office:value-type="float" office:value="1.83" calcext:value-type="float">
            <text:p>1.83</text:p>
          </table:table-cell>
          <table:table-cell office:value-type="float" office:value="0.003" calcext:value-type="float">
            <text:p>0.003</text:p>
          </table:table-cell>
          <table:table-cell office:value-type="float" office:value="1.014" calcext:value-type="float">
            <text:p>1.014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5]*[.$C15]" office:value-type="float" office:value="1.636" calcext:value-type="float">
            <text:p>1.636</text:p>
          </table:table-cell>
          <table:table-cell table:formula="of:=[.K15]*[.$C15]" office:value-type="float" office:value="1.636" calcext:value-type="float">
            <text:p>1.636</text:p>
          </table:table-cell>
          <table:table-cell table:formula="of:=[.L15]*[.$C15]" office:value-type="float" office:value="0" calcext:value-type="float">
            <text:p>0</text:p>
          </table:table-cell>
          <table:table-cell table:formula="of:=[.M15]*[.$C15]" office:value-type="float" office:value="0" calcext:value-type="float">
            <text:p>0</text:p>
          </table:table-cell>
          <table:table-cell table:formula="of:=300*[.J15]+450*[.K15]+490*[.L15]+600*[.M15]" office:value-type="float" office:value="1500" calcext:value-type="float">
            <text:p>1500</text:p>
          </table:table-cell>
          <table:table-cell table:formula="of:=0.001*[.R15]*(1/2.6+(1-0.5)/0.5*1/1.2)" office:value-type="float" office:value="1.82692307692308" calcext:value-type="float">
            <text:p>1.8269230769</text:p>
          </table:table-cell>
          <table:table-cell table:formula="of:=IF([.D15]=ROUND([.S15]*100)/100;1;IF(AND([.D15]=7;[.R15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ollision bulkhead <text:s text:c="5"/></text:p>
          </table:table-cell>
          <table:table-cell office:value-type="float" office:value="0.449" calcext:value-type="float">
            <text:p>0.449</text:p>
          </table:table-cell>
          <table:table-cell office:value-type="float" office:value="2.84" calcext:value-type="float">
            <text:p>2.84</text:p>
          </table:table-cell>
          <table:table-cell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16]*[.$C16]" office:value-type="float" office:value="1.347" calcext:value-type="float">
            <text:p>1.347</text:p>
          </table:table-cell>
          <table:table-cell table:formula="of:=[.K16]*[.$C16]" office:value-type="float" office:value="0.449" calcext:value-type="float">
            <text:p>0.449</text:p>
          </table:table-cell>
          <table:table-cell table:formula="of:=[.L16]*[.$C16]" office:value-type="float" office:value="0.898" calcext:value-type="float">
            <text:p>0.898</text:p>
          </table:table-cell>
          <table:table-cell table:formula="of:=[.M16]*[.$C16]" office:value-type="float" office:value="0" calcext:value-type="float">
            <text:p>0</text:p>
          </table:table-cell>
          <table:table-cell table:formula="of:=300*[.J16]+450*[.K16]+490*[.L16]+600*[.M16]" office:value-type="float" office:value="2330" calcext:value-type="float">
            <text:p>2330</text:p>
          </table:table-cell>
          <table:table-cell table:formula="of:=0.001*[.R16]*(1/2.6+(1-0.5)/0.5*1/1.2)" office:value-type="float" office:value="2.83782051282051" calcext:value-type="float">
            <text:p>2.8378205128</text:p>
          </table:table-cell>
          <table:table-cell table:formula="of:=IF([.D16]=ROUND([.S16]*100)/100;1;IF(AND([.D16]=7;[.R1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fore cabin stiffener 1 <text:s/></text:p>
          </table:table-cell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17]*[.$C17]" office:value-type="float" office:value="0.26" calcext:value-type="float">
            <text:p>0.26</text:p>
          </table:table-cell>
          <table:table-cell table:formula="of:=[.K17]*[.$C17]" office:value-type="float" office:value="0" calcext:value-type="float">
            <text:p>0</text:p>
          </table:table-cell>
          <table:table-cell table:formula="of:=[.L17]*[.$C17]" office:value-type="float" office:value="0.52" calcext:value-type="float">
            <text:p>0.52</text:p>
          </table:table-cell>
          <table:table-cell table:formula="of:=[.M17]*[.$C17]" office:value-type="float" office:value="0.78" calcext:value-type="float">
            <text:p>0.78</text:p>
          </table:table-cell>
          <table:table-cell table:formula="of:=300*[.J17]+450*[.K17]+490*[.L17]+600*[.M17]" office:value-type="float" office:value="3080" calcext:value-type="float">
            <text:p>3080</text:p>
          </table:table-cell>
          <table:table-cell table:formula="of:=0.001*[.R17]*(1/2.6+(1-0.5)/0.5*1/1.2)" office:value-type="float" office:value="3.75128205128205" calcext:value-type="float">
            <text:p>3.7512820513</text:p>
          </table:table-cell>
          <table:table-cell table:formula="of:=IF([.D17]=ROUND([.S17]*100)/100;1;IF(AND([.D17]=7;[.R1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fore cabin floor <text:s text:c="7"/></text:p>
          </table:table-cell>
          <table:table-cell office:value-type="float" office:value="0.262" calcext:value-type="float">
            <text:p>0.262</text:p>
          </table:table-cell>
          <table:table-cell office:value-type="float" office:value="1.83" calcext:value-type="float">
            <text:p>1.83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8]*[.$C18]" office:value-type="float" office:value="0.524" calcext:value-type="float">
            <text:p>0.524</text:p>
          </table:table-cell>
          <table:table-cell table:formula="of:=[.K18]*[.$C18]" office:value-type="float" office:value="0.524" calcext:value-type="float">
            <text:p>0.524</text:p>
          </table:table-cell>
          <table:table-cell table:formula="of:=[.L18]*[.$C18]" office:value-type="float" office:value="0" calcext:value-type="float">
            <text:p>0</text:p>
          </table:table-cell>
          <table:table-cell table:formula="of:=[.M18]*[.$C18]" office:value-type="float" office:value="0" calcext:value-type="float">
            <text:p>0</text:p>
          </table:table-cell>
          <table:table-cell table:formula="of:=300*[.J18]+450*[.K18]+490*[.L18]+600*[.M18]" office:value-type="float" office:value="1500" calcext:value-type="float">
            <text:p>1500</text:p>
          </table:table-cell>
          <table:table-cell table:formula="of:=0.001*[.R18]*(1/2.6+(1-0.5)/0.5*1/1.2)" office:value-type="float" office:value="1.82692307692308" calcext:value-type="float">
            <text:p>1.8269230769</text:p>
          </table:table-cell>
          <table:table-cell table:formula="of:=IF([.D18]=ROUND([.S18]*100)/100;1;IF(AND([.D18]=7;[.R1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fore cabin floor flange </text:p>
          </table:table-cell>
          <table:table-cell office:value-type="float" office:value="0.086" calcext:value-type="float">
            <text:p>0.086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19]*[.$C19]" office:value-type="float" office:value="0.172" calcext:value-type="float">
            <text:p>0.172</text:p>
          </table:table-cell>
          <table:table-cell table:formula="of:=[.K19]*[.$C19]" office:value-type="float" office:value="0.172" calcext:value-type="float">
            <text:p>0.172</text:p>
          </table:table-cell>
          <table:table-cell table:formula="of:=[.L19]*[.$C19]" office:value-type="float" office:value="0" calcext:value-type="float">
            <text:p>0</text:p>
          </table:table-cell>
          <table:table-cell table:formula="of:=[.M19]*[.$C19]" office:value-type="float" office:value="0" calcext:value-type="float">
            <text:p>0</text:p>
          </table:table-cell>
          <table:table-cell table:formula="of:=300*[.J19]+450*[.K19]+490*[.L19]+600*[.M19]" office:value-type="float" office:value="1500" calcext:value-type="float">
            <text:p>1500</text:p>
          </table:table-cell>
          <table:table-cell table:formula="of:=0.001*[.R19]*(1/2.6+(1-0.5)/0.5*1/1.2)" office:value-type="float" office:value="1.82692307692308" calcext:value-type="float">
            <text:p>1.8269230769</text:p>
          </table:table-cell>
          <table:table-cell table:formula="of:=IF([.D19]=ROUND([.S19]*100)/100;1;IF(AND([.D19]=7;[.R1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fore cabin stiffener 2 <text:s/></text:p>
          </table:table-cell>
          <table:table-cell office:value-type="float" office:value="0.299" calcext:value-type="float">
            <text:p>0.299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20]*[.$C20]" office:value-type="float" office:value="0.299" calcext:value-type="float">
            <text:p>0.299</text:p>
          </table:table-cell>
          <table:table-cell table:formula="of:=[.K20]*[.$C20]" office:value-type="float" office:value="0" calcext:value-type="float">
            <text:p>0</text:p>
          </table:table-cell>
          <table:table-cell table:formula="of:=[.L20]*[.$C20]" office:value-type="float" office:value="0.598" calcext:value-type="float">
            <text:p>0.598</text:p>
          </table:table-cell>
          <table:table-cell table:formula="of:=[.M20]*[.$C20]" office:value-type="float" office:value="0.897" calcext:value-type="float">
            <text:p>0.897</text:p>
          </table:table-cell>
          <table:table-cell table:formula="of:=300*[.J20]+450*[.K20]+490*[.L20]+600*[.M20]" office:value-type="float" office:value="3080" calcext:value-type="float">
            <text:p>3080</text:p>
          </table:table-cell>
          <table:table-cell table:formula="of:=0.001*[.R20]*(1/2.6+(1-0.5)/0.5*1/1.2)" office:value-type="float" office:value="3.75128205128205" calcext:value-type="float">
            <text:p>3.7512820513</text:p>
          </table:table-cell>
          <table:table-cell table:formula="of:=IF([.D20]=ROUND([.S20]*100)/100;1;IF(AND([.D20]=7;[.R20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st fore floor <text:s text:c="8"/></text:p>
          </table:table-cell>
          <table:table-cell office:value-type="float" office:value="0.367" calcext:value-type="float">
            <text:p>0.367</text:p>
          </table:table-cell>
          <table:table-cell office:value-type="float" office:value="2.84" calcext:value-type="float">
            <text:p>2.84</text:p>
          </table:table-cell>
          <table:table-cell office:value-type="float" office:value="0.002" calcext:value-type="float">
            <text:p>0.002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21]*[.$C21]" office:value-type="float" office:value="1.101" calcext:value-type="float">
            <text:p>1.101</text:p>
          </table:table-cell>
          <table:table-cell table:formula="of:=[.K21]*[.$C21]" office:value-type="float" office:value="0.367" calcext:value-type="float">
            <text:p>0.367</text:p>
          </table:table-cell>
          <table:table-cell table:formula="of:=[.L21]*[.$C21]" office:value-type="float" office:value="0.734" calcext:value-type="float">
            <text:p>0.734</text:p>
          </table:table-cell>
          <table:table-cell table:formula="of:=[.M21]*[.$C21]" office:value-type="float" office:value="0" calcext:value-type="float">
            <text:p>0</text:p>
          </table:table-cell>
          <table:table-cell table:formula="of:=300*[.J21]+450*[.K21]+490*[.L21]+600*[.M21]" office:value-type="float" office:value="2330" calcext:value-type="float">
            <text:p>2330</text:p>
          </table:table-cell>
          <table:table-cell table:formula="of:=0.001*[.R21]*(1/2.6+(1-0.5)/0.5*1/1.2)" office:value-type="float" office:value="2.83782051282051" calcext:value-type="float">
            <text:p>2.8378205128</text:p>
          </table:table-cell>
          <table:table-cell table:formula="of:=IF([.D21]=ROUND([.S21]*100)/100;1;IF(AND([.D21]=7;[.R21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st fore floor flange <text:s/></text:p>
          </table:table-cell>
          <table:table-cell office:value-type="float" office:value="0.074" calcext:value-type="float">
            <text:p>0.074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4.082" calcext:value-type="float">
            <text:p>4.08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22]*[.$C22]" office:value-type="float" office:value="0.148" calcext:value-type="float">
            <text:p>0.148</text:p>
          </table:table-cell>
          <table:table-cell table:formula="of:=[.K22]*[.$C22]" office:value-type="float" office:value="0.148" calcext:value-type="float">
            <text:p>0.148</text:p>
          </table:table-cell>
          <table:table-cell table:formula="of:=[.L22]*[.$C22]" office:value-type="float" office:value="0" calcext:value-type="float">
            <text:p>0</text:p>
          </table:table-cell>
          <table:table-cell table:formula="of:=[.M22]*[.$C22]" office:value-type="float" office:value="0" calcext:value-type="float">
            <text:p>0</text:p>
          </table:table-cell>
          <table:table-cell table:formula="of:=300*[.J22]+450*[.K22]+490*[.L22]+600*[.M22]" office:value-type="float" office:value="1500" calcext:value-type="float">
            <text:p>1500</text:p>
          </table:table-cell>
          <table:table-cell table:formula="of:=0.001*[.R22]*(1/2.6+(1-0.5)/0.5*1/1.2)" office:value-type="float" office:value="1.82692307692308" calcext:value-type="float">
            <text:p>1.8269230769</text:p>
          </table:table-cell>
          <table:table-cell table:formula="of:=IF([.D22]=ROUND([.S22]*100)/100;1;IF(AND([.D22]=7;[.R22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st aft floor <text:s text:c="9"/></text:p>
          </table:table-cell>
          <table:table-cell office:value-type="float" office:value="0.376" calcext:value-type="float">
            <text:p>0.376</text:p>
          </table:table-cell>
          <table:table-cell office:value-type="float" office:value="2.84" calcext:value-type="float">
            <text:p>2.84</text:p>
          </table:table-cell>
          <table:table-cell office:value-type="float" office:value="0.002" calcext:value-type="float">
            <text:p>0.002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23]*[.$C23]" office:value-type="float" office:value="1.128" calcext:value-type="float">
            <text:p>1.128</text:p>
          </table:table-cell>
          <table:table-cell table:formula="of:=[.K23]*[.$C23]" office:value-type="float" office:value="0.376" calcext:value-type="float">
            <text:p>0.376</text:p>
          </table:table-cell>
          <table:table-cell table:formula="of:=[.L23]*[.$C23]" office:value-type="float" office:value="0.752" calcext:value-type="float">
            <text:p>0.752</text:p>
          </table:table-cell>
          <table:table-cell table:formula="of:=[.M23]*[.$C23]" office:value-type="float" office:value="0" calcext:value-type="float">
            <text:p>0</text:p>
          </table:table-cell>
          <table:table-cell table:formula="of:=300*[.J23]+450*[.K23]+490*[.L23]+600*[.M23]" office:value-type="float" office:value="2330" calcext:value-type="float">
            <text:p>2330</text:p>
          </table:table-cell>
          <table:table-cell table:formula="of:=0.001*[.R23]*(1/2.6+(1-0.5)/0.5*1/1.2)" office:value-type="float" office:value="2.83782051282051" calcext:value-type="float">
            <text:p>2.8378205128</text:p>
          </table:table-cell>
          <table:table-cell table:formula="of:=IF([.D23]=ROUND([.S23]*100)/100;1;IF(AND([.D23]=7;[.R2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st aft floor flange <text:s text:c="2"/></text:p>
          </table:table-cell>
          <table:table-cell office:value-type="float" office:value="0.074" calcext:value-type="float">
            <text:p>0.074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3.828" calcext:value-type="float">
            <text:p>3.82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24]*[.$C24]" office:value-type="float" office:value="0.148" calcext:value-type="float">
            <text:p>0.148</text:p>
          </table:table-cell>
          <table:table-cell table:formula="of:=[.K24]*[.$C24]" office:value-type="float" office:value="0.148" calcext:value-type="float">
            <text:p>0.148</text:p>
          </table:table-cell>
          <table:table-cell table:formula="of:=[.L24]*[.$C24]" office:value-type="float" office:value="0" calcext:value-type="float">
            <text:p>0</text:p>
          </table:table-cell>
          <table:table-cell table:formula="of:=[.M24]*[.$C24]" office:value-type="float" office:value="0" calcext:value-type="float">
            <text:p>0</text:p>
          </table:table-cell>
          <table:table-cell table:formula="of:=300*[.J24]+450*[.K24]+490*[.L24]+600*[.M24]" office:value-type="float" office:value="1500" calcext:value-type="float">
            <text:p>1500</text:p>
          </table:table-cell>
          <table:table-cell table:formula="of:=0.001*[.R24]*(1/2.6+(1-0.5)/0.5*1/1.2)" office:value-type="float" office:value="1.82692307692308" calcext:value-type="float">
            <text:p>1.8269230769</text:p>
          </table:table-cell>
          <table:table-cell table:formula="of:=IF([.D24]=ROUND([.S24]*100)/100;1;IF(AND([.D24]=7;[.R24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id cabin stiffener 1 <text:s text:c="2"/></text:p>
          </table:table-cell>
          <table:table-cell office:value-type="float" office:value="0.293" calcext:value-type="float">
            <text:p>0.293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25]*[.$C25]" office:value-type="float" office:value="0.293" calcext:value-type="float">
            <text:p>0.293</text:p>
          </table:table-cell>
          <table:table-cell table:formula="of:=[.K25]*[.$C25]" office:value-type="float" office:value="0" calcext:value-type="float">
            <text:p>0</text:p>
          </table:table-cell>
          <table:table-cell table:formula="of:=[.L25]*[.$C25]" office:value-type="float" office:value="0.586" calcext:value-type="float">
            <text:p>0.586</text:p>
          </table:table-cell>
          <table:table-cell table:formula="of:=[.M25]*[.$C25]" office:value-type="float" office:value="0.879" calcext:value-type="float">
            <text:p>0.879</text:p>
          </table:table-cell>
          <table:table-cell table:formula="of:=300*[.J25]+450*[.K25]+490*[.L25]+600*[.M25]" office:value-type="float" office:value="3080" calcext:value-type="float">
            <text:p>3080</text:p>
          </table:table-cell>
          <table:table-cell table:formula="of:=0.001*[.R25]*(1/2.6+(1-0.5)/0.5*1/1.2)" office:value-type="float" office:value="3.75128205128205" calcext:value-type="float">
            <text:p>3.7512820513</text:p>
          </table:table-cell>
          <table:table-cell table:formula="of:=IF([.D25]=ROUND([.S25]*100)/100;1;IF(AND([.D25]=7;[.R25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id cabin stiffener 2 <text:s text:c="2"/></text:p>
          </table:table-cell>
          <table:table-cell office:value-type="float" office:value="0.293" calcext:value-type="float">
            <text:p>0.293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26]*[.$C26]" office:value-type="float" office:value="0.293" calcext:value-type="float">
            <text:p>0.293</text:p>
          </table:table-cell>
          <table:table-cell table:formula="of:=[.K26]*[.$C26]" office:value-type="float" office:value="0" calcext:value-type="float">
            <text:p>0</text:p>
          </table:table-cell>
          <table:table-cell table:formula="of:=[.L26]*[.$C26]" office:value-type="float" office:value="0.586" calcext:value-type="float">
            <text:p>0.586</text:p>
          </table:table-cell>
          <table:table-cell table:formula="of:=[.M26]*[.$C26]" office:value-type="float" office:value="0.879" calcext:value-type="float">
            <text:p>0.879</text:p>
          </table:table-cell>
          <table:table-cell table:formula="of:=300*[.J26]+450*[.K26]+490*[.L26]+600*[.M26]" office:value-type="float" office:value="3080" calcext:value-type="float">
            <text:p>3080</text:p>
          </table:table-cell>
          <table:table-cell table:formula="of:=0.001*[.R26]*(1/2.6+(1-0.5)/0.5*1/1.2)" office:value-type="float" office:value="3.75128205128205" calcext:value-type="float">
            <text:p>3.7512820513</text:p>
          </table:table-cell>
          <table:table-cell table:formula="of:=IF([.D26]=ROUND([.S26]*100)/100;1;IF(AND([.D26]=7;[.R2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under-cockpit bulkhead <text:s/></text:p>
          </table:table-cell>
          <table:table-cell office:value-type="float" office:value="0.744" calcext:value-type="float">
            <text:p>0.744</text:p>
          </table:table-cell>
          <table:table-cell office:value-type="float" office:value="2.84" calcext:value-type="float">
            <text:p>2.84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27]*[.$C27]" office:value-type="float" office:value="2.232" calcext:value-type="float">
            <text:p>2.232</text:p>
          </table:table-cell>
          <table:table-cell table:formula="of:=[.K27]*[.$C27]" office:value-type="float" office:value="0.744" calcext:value-type="float">
            <text:p>0.744</text:p>
          </table:table-cell>
          <table:table-cell table:formula="of:=[.L27]*[.$C27]" office:value-type="float" office:value="1.488" calcext:value-type="float">
            <text:p>1.488</text:p>
          </table:table-cell>
          <table:table-cell table:formula="of:=[.M27]*[.$C27]" office:value-type="float" office:value="0" calcext:value-type="float">
            <text:p>0</text:p>
          </table:table-cell>
          <table:table-cell table:formula="of:=300*[.J27]+450*[.K27]+490*[.L27]+600*[.M27]" office:value-type="float" office:value="2330" calcext:value-type="float">
            <text:p>2330</text:p>
          </table:table-cell>
          <table:table-cell table:formula="of:=0.001*[.R27]*(1/2.6+(1-0.5)/0.5*1/1.2)" office:value-type="float" office:value="2.83782051282051" calcext:value-type="float">
            <text:p>2.8378205128</text:p>
          </table:table-cell>
          <table:table-cell table:formula="of:=IF([.D27]=ROUND([.S27]*100)/100;1;IF(AND([.D27]=7;[.R2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ockpit stiffener 1 <text:s text:c="4"/></text:p>
          </table:table-cell>
          <table:table-cell office:value-type="float" office:value="0.479" calcext:value-type="float">
            <text:p>0.479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office:value-type="float" office:value="1.425" calcext:value-type="float">
            <text:p>1.42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28]*[.$C28]" office:value-type="float" office:value="0.479" calcext:value-type="float">
            <text:p>0.479</text:p>
          </table:table-cell>
          <table:table-cell table:formula="of:=[.K28]*[.$C28]" office:value-type="float" office:value="0" calcext:value-type="float">
            <text:p>0</text:p>
          </table:table-cell>
          <table:table-cell table:formula="of:=[.L28]*[.$C28]" office:value-type="float" office:value="0.958" calcext:value-type="float">
            <text:p>0.958</text:p>
          </table:table-cell>
          <table:table-cell table:formula="of:=[.M28]*[.$C28]" office:value-type="float" office:value="1.437" calcext:value-type="float">
            <text:p>1.437</text:p>
          </table:table-cell>
          <table:table-cell table:formula="of:=300*[.J28]+450*[.K28]+490*[.L28]+600*[.M28]" office:value-type="float" office:value="3080" calcext:value-type="float">
            <text:p>3080</text:p>
          </table:table-cell>
          <table:table-cell table:formula="of:=0.001*[.R28]*(1/2.6+(1-0.5)/0.5*1/1.2)" office:value-type="float" office:value="3.75128205128205" calcext:value-type="float">
            <text:p>3.7512820513</text:p>
          </table:table-cell>
          <table:table-cell table:formula="of:=IF([.D28]=ROUND([.S28]*100)/100;1;IF(AND([.D28]=7;[.R2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under-cockpit bulkhead 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2.61" calcext:value-type="float">
            <text:p>2.61</text:p>
          </table:table-cell>
          <table:table-cell office:value-type="float" office:value="0.003" calcext:value-type="float">
            <text:p>0.00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29]*[.$C29]" office:value-type="float" office:value="1.202" calcext:value-type="float">
            <text:p>1.202</text:p>
          </table:table-cell>
          <table:table-cell table:formula="of:=[.K29]*[.$C29]" office:value-type="float" office:value="0.601" calcext:value-type="float">
            <text:p>0.601</text:p>
          </table:table-cell>
          <table:table-cell table:formula="of:=[.L29]*[.$C29]" office:value-type="float" office:value="0.601" calcext:value-type="float">
            <text:p>0.601</text:p>
          </table:table-cell>
          <table:table-cell table:formula="of:=[.M29]*[.$C29]" office:value-type="float" office:value="0.601" calcext:value-type="float">
            <text:p>0.601</text:p>
          </table:table-cell>
          <table:table-cell table:formula="of:=300*[.J29]+450*[.K29]+490*[.L29]+600*[.M29]" office:value-type="float" office:value="2140" calcext:value-type="float">
            <text:p>2140</text:p>
          </table:table-cell>
          <table:table-cell table:formula="of:=0.001*[.R29]*(1/2.6+(1-0.5)/0.5*1/1.2)" office:value-type="float" office:value="2.60641025641026" calcext:value-type="float">
            <text:p>2.6064102564</text:p>
          </table:table-cell>
          <table:table-cell table:formula="of:=IF([.D29]=ROUND([.S29]*100)/100;1;IF(AND([.D29]=7;[.R2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ockpit stiffener 2 <text:s text:c="4"/></text:p>
          </table:table-cell>
          <table:table-cell office:value-type="float" office:value="0.467" calcext:value-type="float">
            <text:p>0.467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0]*[.$C30]" office:value-type="float" office:value="0.467" calcext:value-type="float">
            <text:p>0.467</text:p>
          </table:table-cell>
          <table:table-cell table:formula="of:=[.K30]*[.$C30]" office:value-type="float" office:value="0" calcext:value-type="float">
            <text:p>0</text:p>
          </table:table-cell>
          <table:table-cell table:formula="of:=[.L30]*[.$C30]" office:value-type="float" office:value="0.934" calcext:value-type="float">
            <text:p>0.934</text:p>
          </table:table-cell>
          <table:table-cell table:formula="of:=[.M30]*[.$C30]" office:value-type="float" office:value="1.401" calcext:value-type="float">
            <text:p>1.401</text:p>
          </table:table-cell>
          <table:table-cell table:formula="of:=300*[.J30]+450*[.K30]+490*[.L30]+600*[.M30]" office:value-type="float" office:value="3080" calcext:value-type="float">
            <text:p>3080</text:p>
          </table:table-cell>
          <table:table-cell table:formula="of:=0.001*[.R30]*(1/2.6+(1-0.5)/0.5*1/1.2)" office:value-type="float" office:value="3.75128205128205" calcext:value-type="float">
            <text:p>3.7512820513</text:p>
          </table:table-cell>
          <table:table-cell table:formula="of:=IF([.D30]=ROUND([.S30]*100)/100;1;IF(AND([.D30]=7;[.R30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ockpit deck <text:s text:c="11"/></text:p>
          </table:table-cell>
          <table:table-cell office:value-type="float" office:value="2.534" calcext:value-type="float">
            <text:p>2.534</text:p>
          </table:table-cell>
          <table:table-cell office:value-type="float" office:value="2.61" calcext:value-type="float">
            <text:p>2.61</text:p>
          </table:table-cell>
          <table:table-cell office:value-type="float" office:value="0.013" calcext:value-type="float">
            <text:p>0.013</text:p>
          </table:table-cell>
          <table:table-cell office:value-type="float" office:value="1.291" calcext:value-type="float">
            <text:p>1.291</text:p>
          </table:table-cell>
          <table:table-cell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31]*[.$C31]" office:value-type="float" office:value="5.068" calcext:value-type="float">
            <text:p>5.068</text:p>
          </table:table-cell>
          <table:table-cell table:formula="of:=[.K31]*[.$C31]" office:value-type="float" office:value="2.534" calcext:value-type="float">
            <text:p>2.534</text:p>
          </table:table-cell>
          <table:table-cell table:formula="of:=[.L31]*[.$C31]" office:value-type="float" office:value="2.534" calcext:value-type="float">
            <text:p>2.534</text:p>
          </table:table-cell>
          <table:table-cell table:formula="of:=[.M31]*[.$C31]" office:value-type="float" office:value="2.534" calcext:value-type="float">
            <text:p>2.534</text:p>
          </table:table-cell>
          <table:table-cell table:formula="of:=300*[.J31]+450*[.K31]+490*[.L31]+600*[.M31]" office:value-type="float" office:value="2140" calcext:value-type="float">
            <text:p>2140</text:p>
          </table:table-cell>
          <table:table-cell table:formula="of:=0.001*[.R31]*(1/2.6+(1-0.5)/0.5*1/1.2)" office:value-type="float" office:value="2.60641025641026" calcext:value-type="float">
            <text:p>2.6064102564</text:p>
          </table:table-cell>
          <table:table-cell table:formula="of:=IF([.D31]=ROUND([.S31]*100)/100;1;IF(AND([.D31]=7;[.R31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ockpit wall <text:s text:c="11"/></text:p>
          </table:table-cell>
          <table:table-cell office:value-type="float" office:value="2.564" calcext:value-type="float">
            <text:p>2.564</text:p>
          </table:table-cell>
          <table:table-cell office:value-type="float" office:value="2.61" calcext:value-type="float">
            <text:p>2.61</text:p>
          </table:table-cell>
          <table:table-cell office:value-type="float" office:value="0.013" calcext:value-type="float">
            <text:p>0.013</text:p>
          </table:table-cell>
          <table:table-cell office:value-type="float" office:value="1.281" calcext:value-type="float">
            <text:p>1.281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32]*[.$C32]" office:value-type="float" office:value="5.128" calcext:value-type="float">
            <text:p>5.128</text:p>
          </table:table-cell>
          <table:table-cell table:formula="of:=[.K32]*[.$C32]" office:value-type="float" office:value="2.564" calcext:value-type="float">
            <text:p>2.564</text:p>
          </table:table-cell>
          <table:table-cell table:formula="of:=[.L32]*[.$C32]" office:value-type="float" office:value="2.564" calcext:value-type="float">
            <text:p>2.564</text:p>
          </table:table-cell>
          <table:table-cell table:formula="of:=[.M32]*[.$C32]" office:value-type="float" office:value="2.564" calcext:value-type="float">
            <text:p>2.564</text:p>
          </table:table-cell>
          <table:table-cell table:formula="of:=300*[.J32]+450*[.K32]+490*[.L32]+600*[.M32]" office:value-type="float" office:value="2140" calcext:value-type="float">
            <text:p>2140</text:p>
          </table:table-cell>
          <table:table-cell table:formula="of:=0.001*[.R32]*(1/2.6+(1-0.5)/0.5*1/1.2)" office:value-type="float" office:value="2.60641025641026" calcext:value-type="float">
            <text:p>2.6064102564</text:p>
          </table:table-cell>
          <table:table-cell table:formula="of:=IF([.D32]=ROUND([.S32]*100)/100;1;IF(AND([.D32]=7;[.R32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in deck <text:s text:c="14"/></text:p>
          </table:table-cell>
          <table:table-cell office:value-type="float" office:value="5.476" calcext:value-type="float">
            <text:p>5.476</text:p>
          </table:table-cell>
          <table:table-cell office:value-type="float" office:value="2.61" calcext:value-type="float">
            <text:p>2.61</text:p>
          </table:table-cell>
          <table:table-cell office:value-type="float" office:value="0.027" calcext:value-type="float">
            <text:p>0.027</text:p>
          </table:table-cell>
          <table:table-cell office:value-type="float" office:value="3.286" calcext:value-type="float">
            <text:p>3.2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33]*[.$C33]" office:value-type="float" office:value="10.952" calcext:value-type="float">
            <text:p>10.952</text:p>
          </table:table-cell>
          <table:table-cell table:formula="of:=[.K33]*[.$C33]" office:value-type="float" office:value="5.476" calcext:value-type="float">
            <text:p>5.476</text:p>
          </table:table-cell>
          <table:table-cell table:formula="of:=[.L33]*[.$C33]" office:value-type="float" office:value="5.476" calcext:value-type="float">
            <text:p>5.476</text:p>
          </table:table-cell>
          <table:table-cell table:formula="of:=[.M33]*[.$C33]" office:value-type="float" office:value="5.476" calcext:value-type="float">
            <text:p>5.476</text:p>
          </table:table-cell>
          <table:table-cell table:formula="of:=300*[.J33]+450*[.K33]+490*[.L33]+600*[.M33]" office:value-type="float" office:value="2140" calcext:value-type="float">
            <text:p>2140</text:p>
          </table:table-cell>
          <table:table-cell table:formula="of:=0.001*[.R33]*(1/2.6+(1-0.5)/0.5*1/1.2)" office:value-type="float" office:value="2.60641025641026" calcext:value-type="float">
            <text:p>2.6064102564</text:p>
          </table:table-cell>
          <table:table-cell table:formula="of:=IF([.D33]=ROUND([.S33]*100)/100;1;IF(AND([.D33]=7;[.R3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abin side <text:s text:c="13"/></text:p>
          </table:table-cell>
          <table:table-cell office:value-type="float" office:value="2.214" calcext:value-type="float">
            <text:p>2.214</text:p>
          </table:table-cell>
          <table:table-cell office:value-type="float" office:value="2.61" calcext:value-type="float">
            <text:p>2.61</text:p>
          </table:table-cell>
          <table:table-cell office:value-type="float" office:value="0.011" calcext:value-type="float">
            <text:p>0.011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34]*[.$C34]" office:value-type="float" office:value="4.428" calcext:value-type="float">
            <text:p>4.428</text:p>
          </table:table-cell>
          <table:table-cell table:formula="of:=[.K34]*[.$C34]" office:value-type="float" office:value="2.214" calcext:value-type="float">
            <text:p>2.214</text:p>
          </table:table-cell>
          <table:table-cell table:formula="of:=[.L34]*[.$C34]" office:value-type="float" office:value="2.214" calcext:value-type="float">
            <text:p>2.214</text:p>
          </table:table-cell>
          <table:table-cell table:formula="of:=[.M34]*[.$C34]" office:value-type="float" office:value="2.214" calcext:value-type="float">
            <text:p>2.214</text:p>
          </table:table-cell>
          <table:table-cell table:formula="of:=300*[.J34]+450*[.K34]+490*[.L34]+600*[.M34]" office:value-type="float" office:value="2140" calcext:value-type="float">
            <text:p>2140</text:p>
          </table:table-cell>
          <table:table-cell table:formula="of:=0.001*[.R34]*(1/2.6+(1-0.5)/0.5*1/1.2)" office:value-type="float" office:value="2.60641025641026" calcext:value-type="float">
            <text:p>2.6064102564</text:p>
          </table:table-cell>
          <table:table-cell table:formula="of:=IF([.D34]=ROUND([.S34]*100)/100;1;IF(AND([.D34]=7;[.R34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abin top <text:s text:c="14"/></text:p>
          </table:table-cell>
          <table:table-cell office:value-type="float" office:value="1.376" calcext:value-type="float">
            <text:p>1.376</text:p>
          </table:table-cell>
          <table:table-cell office:value-type="float" office:value="2.61" calcext:value-type="float">
            <text:p>2.61</text:p>
          </table:table-cell>
          <table:table-cell office:value-type="float" office:value="0.007" calcext:value-type="float">
            <text:p>0.007</text:p>
          </table:table-cell>
          <table:table-cell office:value-type="float" office:value="3.603" calcext:value-type="float">
            <text:p>3.60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35]*[.$C35]" office:value-type="float" office:value="2.752" calcext:value-type="float">
            <text:p>2.752</text:p>
          </table:table-cell>
          <table:table-cell table:formula="of:=[.K35]*[.$C35]" office:value-type="float" office:value="1.376" calcext:value-type="float">
            <text:p>1.376</text:p>
          </table:table-cell>
          <table:table-cell table:formula="of:=[.L35]*[.$C35]" office:value-type="float" office:value="1.376" calcext:value-type="float">
            <text:p>1.376</text:p>
          </table:table-cell>
          <table:table-cell table:formula="of:=[.M35]*[.$C35]" office:value-type="float" office:value="1.376" calcext:value-type="float">
            <text:p>1.376</text:p>
          </table:table-cell>
          <table:table-cell table:formula="of:=300*[.J35]+450*[.K35]+490*[.L35]+600*[.M35]" office:value-type="float" office:value="2140" calcext:value-type="float">
            <text:p>2140</text:p>
          </table:table-cell>
          <table:table-cell table:formula="of:=0.001*[.R35]*(1/2.6+(1-0.5)/0.5*1/1.2)" office:value-type="float" office:value="2.60641025641026" calcext:value-type="float">
            <text:p>2.6064102564</text:p>
          </table:table-cell>
          <table:table-cell table:formula="of:=IF([.D35]=ROUND([.S35]*100)/100;1;IF(AND([.D35]=7;[.R35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cabin entry <text:s text:c="12"/></text:p>
          </table:table-cell>
          <table:table-cell office:value-type="float" office:value="0.774" calcext:value-type="float">
            <text:p>0.774</text:p>
          </table:table-cell>
          <table:table-cell office:value-type="float" office:value="2.61" calcext:value-type="float">
            <text:p>2.61</text:p>
          </table:table-cell>
          <table:table-cell office:value-type="float" office:value="0.004" calcext:value-type="float">
            <text:p>0.004</text:p>
          </table:table-cell>
          <table:table-cell office:value-type="float" office:value="2.598" calcext:value-type="float">
            <text:p>2.598</text:p>
          </table:table-cell>
          <table:table-cell office:value-type="float" office:value="0" calcext:value-type="float">
            <text:p>0</text:p>
          </table:table-cell>
          <table:table-cell office:value-type="float" office:value="0.803" calcext:value-type="float">
            <text:p>0.8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36]*[.$C36]" office:value-type="float" office:value="1.548" calcext:value-type="float">
            <text:p>1.548</text:p>
          </table:table-cell>
          <table:table-cell table:formula="of:=[.K36]*[.$C36]" office:value-type="float" office:value="0.774" calcext:value-type="float">
            <text:p>0.774</text:p>
          </table:table-cell>
          <table:table-cell table:formula="of:=[.L36]*[.$C36]" office:value-type="float" office:value="0.774" calcext:value-type="float">
            <text:p>0.774</text:p>
          </table:table-cell>
          <table:table-cell table:formula="of:=[.M36]*[.$C36]" office:value-type="float" office:value="0.774" calcext:value-type="float">
            <text:p>0.774</text:p>
          </table:table-cell>
          <table:table-cell table:formula="of:=300*[.J36]+450*[.K36]+490*[.L36]+600*[.M36]" office:value-type="float" office:value="2140" calcext:value-type="float">
            <text:p>2140</text:p>
          </table:table-cell>
          <table:table-cell table:formula="of:=0.001*[.R36]*(1/2.6+(1-0.5)/0.5*1/1.2)" office:value-type="float" office:value="2.60641025641026" calcext:value-type="float">
            <text:p>2.6064102564</text:p>
          </table:table-cell>
          <table:table-cell table:formula="of:=IF([.D36]=ROUND([.S36]*100)/100;1;IF(AND([.D36]=7;[.R3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fore cabin stiffener 0 <text:s/></text:p>
          </table:table-cell>
          <table:table-cell office:value-type="float" office:value="0.128" calcext:value-type="float">
            <text:p>0.128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7]*[.$C37]" office:value-type="float" office:value="0.128" calcext:value-type="float">
            <text:p>0.128</text:p>
          </table:table-cell>
          <table:table-cell table:formula="of:=[.K37]*[.$C37]" office:value-type="float" office:value="0" calcext:value-type="float">
            <text:p>0</text:p>
          </table:table-cell>
          <table:table-cell table:formula="of:=[.L37]*[.$C37]" office:value-type="float" office:value="0.256" calcext:value-type="float">
            <text:p>0.256</text:p>
          </table:table-cell>
          <table:table-cell table:formula="of:=[.M37]*[.$C37]" office:value-type="float" office:value="0.384" calcext:value-type="float">
            <text:p>0.384</text:p>
          </table:table-cell>
          <table:table-cell table:formula="of:=300*[.J37]+450*[.K37]+490*[.L37]+600*[.M37]" office:value-type="float" office:value="3080" calcext:value-type="float">
            <text:p>3080</text:p>
          </table:table-cell>
          <table:table-cell table:formula="of:=0.001*[.R37]*(1/2.6+(1-0.5)/0.5*1/1.2)" office:value-type="float" office:value="3.75128205128205" calcext:value-type="float">
            <text:p>3.7512820513</text:p>
          </table:table-cell>
          <table:table-cell table:formula="of:=IF([.D37]=ROUND([.S37]*100)/100;1;IF(AND([.D37]=7;[.R3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st stiffener fore <text:s text:c="4"/></text:p>
          </table:table-cell>
          <table:table-cell office:value-type="float" office:value="0.306" calcext:value-type="float">
            <text:p>0.306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8]*[.$C38]" office:value-type="float" office:value="0.306" calcext:value-type="float">
            <text:p>0.306</text:p>
          </table:table-cell>
          <table:table-cell table:formula="of:=[.K38]*[.$C38]" office:value-type="float" office:value="0" calcext:value-type="float">
            <text:p>0</text:p>
          </table:table-cell>
          <table:table-cell table:formula="of:=[.L38]*[.$C38]" office:value-type="float" office:value="0.612" calcext:value-type="float">
            <text:p>0.612</text:p>
          </table:table-cell>
          <table:table-cell table:formula="of:=[.M38]*[.$C38]" office:value-type="float" office:value="0.918" calcext:value-type="float">
            <text:p>0.918</text:p>
          </table:table-cell>
          <table:table-cell table:formula="of:=300*[.J38]+450*[.K38]+490*[.L38]+600*[.M38]" office:value-type="float" office:value="3080" calcext:value-type="float">
            <text:p>3080</text:p>
          </table:table-cell>
          <table:table-cell table:formula="of:=0.001*[.R38]*(1/2.6+(1-0.5)/0.5*1/1.2)" office:value-type="float" office:value="3.75128205128205" calcext:value-type="float">
            <text:p>3.7512820513</text:p>
          </table:table-cell>
          <table:table-cell table:formula="of:=IF([.D38]=ROUND([.S38]*100)/100;1;IF(AND([.D38]=7;[.R3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st stiffener aft <text:s text:c="5"/></text:p>
          </table:table-cell>
          <table:table-cell office:value-type="float" office:value="0.308" calcext:value-type="float">
            <text:p>0.308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931" calcext:value-type="float">
            <text:p>0.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9]*[.$C39]" office:value-type="float" office:value="0.308" calcext:value-type="float">
            <text:p>0.308</text:p>
          </table:table-cell>
          <table:table-cell table:formula="of:=[.K39]*[.$C39]" office:value-type="float" office:value="0" calcext:value-type="float">
            <text:p>0</text:p>
          </table:table-cell>
          <table:table-cell table:formula="of:=[.L39]*[.$C39]" office:value-type="float" office:value="0.616" calcext:value-type="float">
            <text:p>0.616</text:p>
          </table:table-cell>
          <table:table-cell table:formula="of:=[.M39]*[.$C39]" office:value-type="float" office:value="0.924" calcext:value-type="float">
            <text:p>0.924</text:p>
          </table:table-cell>
          <table:table-cell table:formula="of:=300*[.J39]+450*[.K39]+490*[.L39]+600*[.M39]" office:value-type="float" office:value="3080" calcext:value-type="float">
            <text:p>3080</text:p>
          </table:table-cell>
          <table:table-cell table:formula="of:=0.001*[.R39]*(1/2.6+(1-0.5)/0.5*1/1.2)" office:value-type="float" office:value="3.75128205128205" calcext:value-type="float">
            <text:p>3.7512820513</text:p>
          </table:table-cell>
          <table:table-cell table:formula="of:=IF([.D39]=ROUND([.S39]*100)/100;1;IF(AND([.D39]=7;[.R3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keel <text:s text:c="15"/></text:p>
          </table:table-cell>
          <table:table-cell office:value-type="float" office:value="1.03" calcext:value-type="float">
            <text:p>1.03</text:p>
          </table:table-cell>
          <table:table-cell office:value-type="float" office:value="3.75" calcext:value-type="float">
            <text:p>3.75</text:p>
          </table:table-cell>
          <table:table-cell office:value-type="float" office:value="0.007" calcext:value-type="float">
            <text:p>0.007</text:p>
          </table:table-cell>
          <table:table-cell office:value-type="float" office:value="3.245" calcext:value-type="float">
            <text:p>3.245</text:p>
          </table:table-cell>
          <table:table-cell office:value-type="float" office:value="0" calcext:value-type="float">
            <text:p>0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40]*[.$C40]" office:value-type="float" office:value="1.03" calcext:value-type="float">
            <text:p>1.03</text:p>
          </table:table-cell>
          <table:table-cell table:formula="of:=[.K40]*[.$C40]" office:value-type="float" office:value="0" calcext:value-type="float">
            <text:p>0</text:p>
          </table:table-cell>
          <table:table-cell table:formula="of:=[.L40]*[.$C40]" office:value-type="float" office:value="2.06" calcext:value-type="float">
            <text:p>2.06</text:p>
          </table:table-cell>
          <table:table-cell table:formula="of:=[.M40]*[.$C40]" office:value-type="float" office:value="3.09" calcext:value-type="float">
            <text:p>3.09</text:p>
          </table:table-cell>
          <table:table-cell table:formula="of:=300*[.J40]+450*[.K40]+490*[.L40]+600*[.M40]" office:value-type="float" office:value="3080" calcext:value-type="float">
            <text:p>3080</text:p>
          </table:table-cell>
          <table:table-cell table:formula="of:=0.001*[.R40]*(1/2.6+(1-0.5)/0.5*1/1.2)" office:value-type="float" office:value="3.75128205128205" calcext:value-type="float">
            <text:p>3.7512820513</text:p>
          </table:table-cell>
          <table:table-cell table:formula="of:=IF([.D40]=ROUND([.S40]*100)/100;1;IF(AND([.D40]=7;[.R40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bottom <text:s text:c="13"/></text:p>
          </table:table-cell>
          <table:table-cell office:value-type="float" office:value="2.929" calcext:value-type="float">
            <text:p>2.929</text:p>
          </table:table-cell>
          <table:table-cell office:value-type="float" office:value="3.75" calcext:value-type="float">
            <text:p>3.75</text:p>
          </table:table-cell>
          <table:table-cell office:value-type="float" office:value="0.021" calcext:value-type="float">
            <text:p>0.021</text:p>
          </table:table-cell>
          <table:table-cell office:value-type="float" office:value="3.211" calcext:value-type="float">
            <text:p>3.21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41]*[.$C41]" office:value-type="float" office:value="2.929" calcext:value-type="float">
            <text:p>2.929</text:p>
          </table:table-cell>
          <table:table-cell table:formula="of:=[.K41]*[.$C41]" office:value-type="float" office:value="0" calcext:value-type="float">
            <text:p>0</text:p>
          </table:table-cell>
          <table:table-cell table:formula="of:=[.L41]*[.$C41]" office:value-type="float" office:value="5.858" calcext:value-type="float">
            <text:p>5.858</text:p>
          </table:table-cell>
          <table:table-cell table:formula="of:=[.M41]*[.$C41]" office:value-type="float" office:value="8.787" calcext:value-type="float">
            <text:p>8.787</text:p>
          </table:table-cell>
          <table:table-cell table:formula="of:=300*[.J41]+450*[.K41]+490*[.L41]+600*[.M41]" office:value-type="float" office:value="3080" calcext:value-type="float">
            <text:p>3080</text:p>
          </table:table-cell>
          <table:table-cell table:formula="of:=0.001*[.R41]*(1/2.6+(1-0.5)/0.5*1/1.2)" office:value-type="float" office:value="3.75128205128205" calcext:value-type="float">
            <text:p>3.7512820513</text:p>
          </table:table-cell>
          <table:table-cell table:formula="of:=IF([.D41]=ROUND([.S41]*100)/100;1;IF(AND([.D41]=7;[.R41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ide bottom inside <text:s/></text:p>
          </table:table-cell>
          <table:table-cell office:value-type="float" office:value="4.181" calcext:value-type="float">
            <text:p>4.181</text:p>
          </table:table-cell>
          <table:table-cell office:value-type="float" office:value="3.75" calcext:value-type="float">
            <text:p>3.75</text:p>
          </table:table-cell>
          <table:table-cell office:value-type="float" office:value="0.03" calcext:value-type="float">
            <text:p>0.03</text:p>
          </table:table-cell>
          <table:table-cell office:value-type="float" office:value="3.506" calcext:value-type="float">
            <text:p>3.506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42]*[.$C42]" office:value-type="float" office:value="4.181" calcext:value-type="float">
            <text:p>4.181</text:p>
          </table:table-cell>
          <table:table-cell table:formula="of:=[.K42]*[.$C42]" office:value-type="float" office:value="0" calcext:value-type="float">
            <text:p>0</text:p>
          </table:table-cell>
          <table:table-cell table:formula="of:=[.L42]*[.$C42]" office:value-type="float" office:value="8.362" calcext:value-type="float">
            <text:p>8.362</text:p>
          </table:table-cell>
          <table:table-cell table:formula="of:=[.M42]*[.$C42]" office:value-type="float" office:value="12.543" calcext:value-type="float">
            <text:p>12.543</text:p>
          </table:table-cell>
          <table:table-cell table:formula="of:=300*[.J42]+450*[.K42]+490*[.L42]+600*[.M42]" office:value-type="float" office:value="3080" calcext:value-type="float">
            <text:p>3080</text:p>
          </table:table-cell>
          <table:table-cell table:formula="of:=0.001*[.R42]*(1/2.6+(1-0.5)/0.5*1/1.2)" office:value-type="float" office:value="3.75128205128205" calcext:value-type="float">
            <text:p>3.7512820513</text:p>
          </table:table-cell>
          <table:table-cell table:formula="of:=IF([.D42]=ROUND([.S42]*100)/100;1;IF(AND([.D42]=7;[.R42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ide bottom outside </text:p>
          </table:table-cell>
          <table:table-cell office:value-type="float" office:value="4.181" calcext:value-type="float">
            <text:p>4.181</text:p>
          </table:table-cell>
          <table:table-cell office:value-type="float" office:value="3.75" calcext:value-type="float">
            <text:p>3.75</text:p>
          </table:table-cell>
          <table:table-cell office:value-type="float" office:value="0.03" calcext:value-type="float">
            <text:p>0.03</text:p>
          </table:table-cell>
          <table:table-cell office:value-type="float" office:value="3.506" calcext:value-type="float">
            <text:p>3.506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43]*[.$C43]" office:value-type="float" office:value="4.181" calcext:value-type="float">
            <text:p>4.181</text:p>
          </table:table-cell>
          <table:table-cell table:formula="of:=[.K43]*[.$C43]" office:value-type="float" office:value="0" calcext:value-type="float">
            <text:p>0</text:p>
          </table:table-cell>
          <table:table-cell table:formula="of:=[.L43]*[.$C43]" office:value-type="float" office:value="8.362" calcext:value-type="float">
            <text:p>8.362</text:p>
          </table:table-cell>
          <table:table-cell table:formula="of:=[.M43]*[.$C43]" office:value-type="float" office:value="12.543" calcext:value-type="float">
            <text:p>12.543</text:p>
          </table:table-cell>
          <table:table-cell table:formula="of:=300*[.J43]+450*[.K43]+490*[.L43]+600*[.M43]" office:value-type="float" office:value="3080" calcext:value-type="float">
            <text:p>3080</text:p>
          </table:table-cell>
          <table:table-cell table:formula="of:=0.001*[.R43]*(1/2.6+(1-0.5)/0.5*1/1.2)" office:value-type="float" office:value="3.75128205128205" calcext:value-type="float">
            <text:p>3.7512820513</text:p>
          </table:table-cell>
          <table:table-cell table:formula="of:=IF([.D43]=ROUND([.S43]*100)/100;1;IF(AND([.D43]=7;[.R4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ide top inside <text:s text:c="4"/></text:p>
          </table:table-cell>
          <table:table-cell office:value-type="float" office:value="6.398" calcext:value-type="float">
            <text:p>6.398</text:p>
          </table:table-cell>
          <table:table-cell office:value-type="float" office:value="2.84" calcext:value-type="float">
            <text:p>2.84</text:p>
          </table:table-cell>
          <table:table-cell office:value-type="float" office:value="0.035" calcext:value-type="float">
            <text:p>0.035</text:p>
          </table:table-cell>
          <table:table-cell office:value-type="float" office:value="3.507" calcext:value-type="float">
            <text:p>3.507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44]*[.$C44]" office:value-type="float" office:value="19.194" calcext:value-type="float">
            <text:p>19.194</text:p>
          </table:table-cell>
          <table:table-cell table:formula="of:=[.K44]*[.$C44]" office:value-type="float" office:value="6.398" calcext:value-type="float">
            <text:p>6.398</text:p>
          </table:table-cell>
          <table:table-cell table:formula="of:=[.L44]*[.$C44]" office:value-type="float" office:value="12.796" calcext:value-type="float">
            <text:p>12.796</text:p>
          </table:table-cell>
          <table:table-cell table:formula="of:=[.M44]*[.$C44]" office:value-type="float" office:value="0" calcext:value-type="float">
            <text:p>0</text:p>
          </table:table-cell>
          <table:table-cell table:formula="of:=300*[.J44]+450*[.K44]+490*[.L44]+600*[.M44]" office:value-type="float" office:value="2330" calcext:value-type="float">
            <text:p>2330</text:p>
          </table:table-cell>
          <table:table-cell table:formula="of:=0.001*[.R44]*(1/2.6+(1-0.5)/0.5*1/1.2)" office:value-type="float" office:value="2.83782051282051" calcext:value-type="float">
            <text:p>2.8378205128</text:p>
          </table:table-cell>
          <table:table-cell table:formula="of:=IF([.D44]=ROUND([.S44]*100)/100;1;IF(AND([.D44]=7;[.R44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ide top outside <text:s text:c="3"/></text:p>
          </table:table-cell>
          <table:table-cell office:value-type="float" office:value="6.398" calcext:value-type="float">
            <text:p>6.398</text:p>
          </table:table-cell>
          <table:table-cell office:value-type="float" office:value="2.84" calcext:value-type="float">
            <text:p>2.84</text:p>
          </table:table-cell>
          <table:table-cell office:value-type="float" office:value="0.035" calcext:value-type="float">
            <text:p>0.035</text:p>
          </table:table-cell>
          <table:table-cell office:value-type="float" office:value="3.507" calcext:value-type="float">
            <text:p>3.507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45]*[.$C45]" office:value-type="float" office:value="19.194" calcext:value-type="float">
            <text:p>19.194</text:p>
          </table:table-cell>
          <table:table-cell table:formula="of:=[.K45]*[.$C45]" office:value-type="float" office:value="6.398" calcext:value-type="float">
            <text:p>6.398</text:p>
          </table:table-cell>
          <table:table-cell table:formula="of:=[.L45]*[.$C45]" office:value-type="float" office:value="12.796" calcext:value-type="float">
            <text:p>12.796</text:p>
          </table:table-cell>
          <table:table-cell table:formula="of:=[.M45]*[.$C45]" office:value-type="float" office:value="0" calcext:value-type="float">
            <text:p>0</text:p>
          </table:table-cell>
          <table:table-cell table:formula="of:=300*[.J45]+450*[.K45]+490*[.L45]+600*[.M45]" office:value-type="float" office:value="2330" calcext:value-type="float">
            <text:p>2330</text:p>
          </table:table-cell>
          <table:table-cell table:formula="of:=0.001*[.R45]*(1/2.6+(1-0.5)/0.5*1/1.2)" office:value-type="float" office:value="2.83782051282051" calcext:value-type="float">
            <text:p>2.8378205128</text:p>
          </table:table-cell>
          <table:table-cell table:formula="of:=IF([.D45]=ROUND([.S45]*100)/100;1;IF(AND([.D45]=7;[.R45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back <text:s text:c="15"/></text:p>
          </table:table-cell>
          <table:table-cell office:value-type="float" office:value="0.503" calcext:value-type="float">
            <text:p>0.503</text:p>
          </table:table-cell>
          <table:table-cell office:value-type="float" office:value="3.75" calcext:value-type="float">
            <text:p>3.7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46]*[.$C46]" office:value-type="float" office:value="0.503" calcext:value-type="float">
            <text:p>0.503</text:p>
          </table:table-cell>
          <table:table-cell table:formula="of:=[.K46]*[.$C46]" office:value-type="float" office:value="0" calcext:value-type="float">
            <text:p>0</text:p>
          </table:table-cell>
          <table:table-cell table:formula="of:=[.L46]*[.$C46]" office:value-type="float" office:value="1.006" calcext:value-type="float">
            <text:p>1.006</text:p>
          </table:table-cell>
          <table:table-cell table:formula="of:=[.M46]*[.$C46]" office:value-type="float" office:value="1.509" calcext:value-type="float">
            <text:p>1.509</text:p>
          </table:table-cell>
          <table:table-cell table:formula="of:=300*[.J46]+450*[.K46]+490*[.L46]+600*[.M46]" office:value-type="float" office:value="3080" calcext:value-type="float">
            <text:p>3080</text:p>
          </table:table-cell>
          <table:table-cell table:formula="of:=0.001*[.R46]*(1/2.6+(1-0.5)/0.5*1/1.2)" office:value-type="float" office:value="3.75128205128205" calcext:value-type="float">
            <text:p>3.7512820513</text:p>
          </table:table-cell>
          <table:table-cell table:formula="of:=IF([.D46]=ROUND([.S46]*100)/100;1;IF(AND([.D46]=7;[.R4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girder <text:s text:c="13"/></text:p>
          </table:table-cell>
          <table:table-cell office:value-type="float" office:value="2.265" calcext:value-type="float">
            <text:p>2.265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3.501" calcext:value-type="float">
            <text:p>3.5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47]*[.$C47]" office:value-type="float" office:value="2.265" calcext:value-type="float">
            <text:p>2.265</text:p>
          </table:table-cell>
          <table:table-cell table:formula="of:=[.K47]*[.$C47]" office:value-type="float" office:value="0" calcext:value-type="float">
            <text:p>0</text:p>
          </table:table-cell>
          <table:table-cell table:formula="of:=[.L47]*[.$C47]" office:value-type="float" office:value="4.53" calcext:value-type="float">
            <text:p>4.53</text:p>
          </table:table-cell>
          <table:table-cell table:formula="of:=[.M47]*[.$C47]" office:value-type="float" office:value="6.795" calcext:value-type="float">
            <text:p>6.795</text:p>
          </table:table-cell>
          <table:table-cell table:formula="of:=300*[.J47]+450*[.K47]+490*[.L47]+600*[.M47]" office:value-type="float" office:value="3080" calcext:value-type="float">
            <text:p>3080</text:p>
          </table:table-cell>
          <table:table-cell table:formula="of:=0.001*[.R47]*(1/2.6+(1-0.5)/0.5*1/1.2)" office:value-type="float" office:value="3.75128205128205" calcext:value-type="float">
            <text:p>3.7512820513</text:p>
          </table:table-cell>
          <table:table-cell table:formula="of:=IF([.D47]=ROUND([.S47]*100)/100;1;IF(AND([.D47]=7;[.R4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1 <text:s text:c="8"/></text:p>
          </table:table-cell>
          <table:table-cell office:value-type="float" office:value="0.299" calcext:value-type="float">
            <text:p>0.299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48]*[.$C48]" office:value-type="float" office:value="0.299" calcext:value-type="float">
            <text:p>0.299</text:p>
          </table:table-cell>
          <table:table-cell table:formula="of:=[.K48]*[.$C48]" office:value-type="float" office:value="0" calcext:value-type="float">
            <text:p>0</text:p>
          </table:table-cell>
          <table:table-cell table:formula="of:=[.L48]*[.$C48]" office:value-type="float" office:value="0.598" calcext:value-type="float">
            <text:p>0.598</text:p>
          </table:table-cell>
          <table:table-cell table:formula="of:=[.M48]*[.$C48]" office:value-type="float" office:value="0.897" calcext:value-type="float">
            <text:p>0.897</text:p>
          </table:table-cell>
          <table:table-cell table:formula="of:=300*[.J48]+450*[.K48]+490*[.L48]+600*[.M48]" office:value-type="float" office:value="3080" calcext:value-type="float">
            <text:p>3080</text:p>
          </table:table-cell>
          <table:table-cell table:formula="of:=0.001*[.R48]*(1/2.6+(1-0.5)/0.5*1/1.2)" office:value-type="float" office:value="3.75128205128205" calcext:value-type="float">
            <text:p>3.7512820513</text:p>
          </table:table-cell>
          <table:table-cell table:formula="of:=IF([.D48]=ROUND([.S48]*100)/100;1;IF(AND([.D48]=7;[.R4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bulkhead 1 <text:s text:c="9"/></text:p>
          </table:table-cell>
          <table:table-cell office:value-type="float" office:value="0.375" calcext:value-type="float">
            <text:p>0.375</text:p>
          </table:table-cell>
          <table:table-cell office:value-type="float" office:value="2.84" calcext:value-type="float">
            <text:p>2.84</text:p>
          </table:table-cell>
          <table:table-cell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49]*[.$C49]" office:value-type="float" office:value="1.125" calcext:value-type="float">
            <text:p>1.125</text:p>
          </table:table-cell>
          <table:table-cell table:formula="of:=[.K49]*[.$C49]" office:value-type="float" office:value="0.375" calcext:value-type="float">
            <text:p>0.375</text:p>
          </table:table-cell>
          <table:table-cell table:formula="of:=[.L49]*[.$C49]" office:value-type="float" office:value="0.75" calcext:value-type="float">
            <text:p>0.75</text:p>
          </table:table-cell>
          <table:table-cell table:formula="of:=[.M49]*[.$C49]" office:value-type="float" office:value="0" calcext:value-type="float">
            <text:p>0</text:p>
          </table:table-cell>
          <table:table-cell table:formula="of:=300*[.J49]+450*[.K49]+490*[.L49]+600*[.M49]" office:value-type="float" office:value="2330" calcext:value-type="float">
            <text:p>2330</text:p>
          </table:table-cell>
          <table:table-cell table:formula="of:=0.001*[.R49]*(1/2.6+(1-0.5)/0.5*1/1.2)" office:value-type="float" office:value="2.83782051282051" calcext:value-type="float">
            <text:p>2.8378205128</text:p>
          </table:table-cell>
          <table:table-cell table:formula="of:=IF([.D49]=ROUND([.S49]*100)/100;1;IF(AND([.D49]=7;[.R4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2 <text:s text:c="8"/></text:p>
          </table:table-cell>
          <table:table-cell office:value-type="float" office:value="0.335" calcext:value-type="float">
            <text:p>0.335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0]*[.$C50]" office:value-type="float" office:value="0.335" calcext:value-type="float">
            <text:p>0.335</text:p>
          </table:table-cell>
          <table:table-cell table:formula="of:=[.K50]*[.$C50]" office:value-type="float" office:value="0" calcext:value-type="float">
            <text:p>0</text:p>
          </table:table-cell>
          <table:table-cell table:formula="of:=[.L50]*[.$C50]" office:value-type="float" office:value="0.67" calcext:value-type="float">
            <text:p>0.67</text:p>
          </table:table-cell>
          <table:table-cell table:formula="of:=[.M50]*[.$C50]" office:value-type="float" office:value="1.005" calcext:value-type="float">
            <text:p>1.005</text:p>
          </table:table-cell>
          <table:table-cell table:formula="of:=300*[.J50]+450*[.K50]+490*[.L50]+600*[.M50]" office:value-type="float" office:value="3080" calcext:value-type="float">
            <text:p>3080</text:p>
          </table:table-cell>
          <table:table-cell table:formula="of:=0.001*[.R50]*(1/2.6+(1-0.5)/0.5*1/1.2)" office:value-type="float" office:value="3.75128205128205" calcext:value-type="float">
            <text:p>3.7512820513</text:p>
          </table:table-cell>
          <table:table-cell table:formula="of:=IF([.D50]=ROUND([.S50]*100)/100;1;IF(AND([.D50]=7;[.R50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bulkhead 2 <text:s text:c="9"/></text:p>
          </table:table-cell>
          <table:table-cell office:value-type="float" office:value="0.464" calcext:value-type="float">
            <text:p>0.464</text:p>
          </table:table-cell>
          <table:table-cell office:value-type="float" office:value="2.61" calcext:value-type="float">
            <text:p>2.61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51]*[.$C51]" office:value-type="float" office:value="0.928" calcext:value-type="float">
            <text:p>0.928</text:p>
          </table:table-cell>
          <table:table-cell table:formula="of:=[.K51]*[.$C51]" office:value-type="float" office:value="0.464" calcext:value-type="float">
            <text:p>0.464</text:p>
          </table:table-cell>
          <table:table-cell table:formula="of:=[.L51]*[.$C51]" office:value-type="float" office:value="0.464" calcext:value-type="float">
            <text:p>0.464</text:p>
          </table:table-cell>
          <table:table-cell table:formula="of:=[.M51]*[.$C51]" office:value-type="float" office:value="0.464" calcext:value-type="float">
            <text:p>0.464</text:p>
          </table:table-cell>
          <table:table-cell table:formula="of:=300*[.J51]+450*[.K51]+490*[.L51]+600*[.M51]" office:value-type="float" office:value="2140" calcext:value-type="float">
            <text:p>2140</text:p>
          </table:table-cell>
          <table:table-cell table:formula="of:=0.001*[.R51]*(1/2.6+(1-0.5)/0.5*1/1.2)" office:value-type="float" office:value="2.60641025641026" calcext:value-type="float">
            <text:p>2.6064102564</text:p>
          </table:table-cell>
          <table:table-cell table:formula="of:=IF([.D51]=ROUND([.S51]*100)/100;1;IF(AND([.D51]=7;[.R51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3 <text:s text:c="8"/></text:p>
          </table:table-cell>
          <table:table-cell office:value-type="float" office:value="0.345" calcext:value-type="float">
            <text:p>0.345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2]*[.$C52]" office:value-type="float" office:value="0.345" calcext:value-type="float">
            <text:p>0.345</text:p>
          </table:table-cell>
          <table:table-cell table:formula="of:=[.K52]*[.$C52]" office:value-type="float" office:value="0" calcext:value-type="float">
            <text:p>0</text:p>
          </table:table-cell>
          <table:table-cell table:formula="of:=[.L52]*[.$C52]" office:value-type="float" office:value="0.69" calcext:value-type="float">
            <text:p>0.69</text:p>
          </table:table-cell>
          <table:table-cell table:formula="of:=[.M52]*[.$C52]" office:value-type="float" office:value="1.035" calcext:value-type="float">
            <text:p>1.035</text:p>
          </table:table-cell>
          <table:table-cell table:formula="of:=300*[.J52]+450*[.K52]+490*[.L52]+600*[.M52]" office:value-type="float" office:value="3080" calcext:value-type="float">
            <text:p>3080</text:p>
          </table:table-cell>
          <table:table-cell table:formula="of:=0.001*[.R52]*(1/2.6+(1-0.5)/0.5*1/1.2)" office:value-type="float" office:value="3.75128205128205" calcext:value-type="float">
            <text:p>3.7512820513</text:p>
          </table:table-cell>
          <table:table-cell table:formula="of:=IF([.D52]=ROUND([.S52]*100)/100;1;IF(AND([.D52]=7;[.R52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bulkhead 3 <text:s text:c="9"/></text:p>
          </table:table-cell>
          <table:table-cell office:value-type="float" office:value="0.382" calcext:value-type="float">
            <text:p>0.382</text:p>
          </table:table-cell>
          <table:table-cell office:value-type="float" office:value="3.75" calcext:value-type="float">
            <text:p>3.75</text:p>
          </table:table-cell>
          <table:table-cell office:value-type="float" office:value="0.003" calcext:value-type="float">
            <text:p>0.003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3]*[.$C53]" office:value-type="float" office:value="0.382" calcext:value-type="float">
            <text:p>0.382</text:p>
          </table:table-cell>
          <table:table-cell table:formula="of:=[.K53]*[.$C53]" office:value-type="float" office:value="0" calcext:value-type="float">
            <text:p>0</text:p>
          </table:table-cell>
          <table:table-cell table:formula="of:=[.L53]*[.$C53]" office:value-type="float" office:value="0.764" calcext:value-type="float">
            <text:p>0.764</text:p>
          </table:table-cell>
          <table:table-cell table:formula="of:=[.M53]*[.$C53]" office:value-type="float" office:value="1.146" calcext:value-type="float">
            <text:p>1.146</text:p>
          </table:table-cell>
          <table:table-cell table:formula="of:=300*[.J53]+450*[.K53]+490*[.L53]+600*[.M53]" office:value-type="float" office:value="3080" calcext:value-type="float">
            <text:p>3080</text:p>
          </table:table-cell>
          <table:table-cell table:formula="of:=0.001*[.R53]*(1/2.6+(1-0.5)/0.5*1/1.2)" office:value-type="float" office:value="3.75128205128205" calcext:value-type="float">
            <text:p>3.7512820513</text:p>
          </table:table-cell>
          <table:table-cell table:formula="of:=IF([.D53]=ROUND([.S53]*100)/100;1;IF(AND([.D53]=7;[.R5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4 <text:s text:c="8"/></text:p>
          </table:table-cell>
          <table:table-cell office:value-type="float" office:value="0.348" calcext:value-type="float">
            <text:p>0.348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4]*[.$C54]" office:value-type="float" office:value="0.348" calcext:value-type="float">
            <text:p>0.348</text:p>
          </table:table-cell>
          <table:table-cell table:formula="of:=[.K54]*[.$C54]" office:value-type="float" office:value="0" calcext:value-type="float">
            <text:p>0</text:p>
          </table:table-cell>
          <table:table-cell table:formula="of:=[.L54]*[.$C54]" office:value-type="float" office:value="0.696" calcext:value-type="float">
            <text:p>0.696</text:p>
          </table:table-cell>
          <table:table-cell table:formula="of:=[.M54]*[.$C54]" office:value-type="float" office:value="1.044" calcext:value-type="float">
            <text:p>1.044</text:p>
          </table:table-cell>
          <table:table-cell table:formula="of:=300*[.J54]+450*[.K54]+490*[.L54]+600*[.M54]" office:value-type="float" office:value="3080" calcext:value-type="float">
            <text:p>3080</text:p>
          </table:table-cell>
          <table:table-cell table:formula="of:=0.001*[.R54]*(1/2.6+(1-0.5)/0.5*1/1.2)" office:value-type="float" office:value="3.75128205128205" calcext:value-type="float">
            <text:p>3.7512820513</text:p>
          </table:table-cell>
          <table:table-cell table:formula="of:=IF([.D54]=ROUND([.S54]*100)/100;1;IF(AND([.D54]=7;[.R54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5 <text:s text:c="8"/></text:p>
          </table:table-cell>
          <table:table-cell office:value-type="float" office:value="0.348" calcext:value-type="float">
            <text:p>0.348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5]*[.$C55]" office:value-type="float" office:value="0.348" calcext:value-type="float">
            <text:p>0.348</text:p>
          </table:table-cell>
          <table:table-cell table:formula="of:=[.K55]*[.$C55]" office:value-type="float" office:value="0" calcext:value-type="float">
            <text:p>0</text:p>
          </table:table-cell>
          <table:table-cell table:formula="of:=[.L55]*[.$C55]" office:value-type="float" office:value="0.696" calcext:value-type="float">
            <text:p>0.696</text:p>
          </table:table-cell>
          <table:table-cell table:formula="of:=[.M55]*[.$C55]" office:value-type="float" office:value="1.044" calcext:value-type="float">
            <text:p>1.044</text:p>
          </table:table-cell>
          <table:table-cell table:formula="of:=300*[.J55]+450*[.K55]+490*[.L55]+600*[.M55]" office:value-type="float" office:value="3080" calcext:value-type="float">
            <text:p>3080</text:p>
          </table:table-cell>
          <table:table-cell table:formula="of:=0.001*[.R55]*(1/2.6+(1-0.5)/0.5*1/1.2)" office:value-type="float" office:value="3.75128205128205" calcext:value-type="float">
            <text:p>3.7512820513</text:p>
          </table:table-cell>
          <table:table-cell table:formula="of:=IF([.D55]=ROUND([.S55]*100)/100;1;IF(AND([.D55]=7;[.R55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bulkhead 4 <text:s text:c="9"/></text:p>
          </table:table-cell>
          <table:table-cell office:value-type="float" office:value="0.513" calcext:value-type="float">
            <text:p>0.513</text:p>
          </table:table-cell>
          <table:table-cell office:value-type="float" office:value="2.61" calcext:value-type="float">
            <text:p>2.61</text:p>
          </table:table-cell>
          <table:table-cell office:value-type="float" office:value="0.003" calcext:value-type="float">
            <text:p>0.00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0.451" calcext:value-type="float">
            <text:p>0.45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56]*[.$C56]" office:value-type="float" office:value="1.026" calcext:value-type="float">
            <text:p>1.026</text:p>
          </table:table-cell>
          <table:table-cell table:formula="of:=[.K56]*[.$C56]" office:value-type="float" office:value="0.513" calcext:value-type="float">
            <text:p>0.513</text:p>
          </table:table-cell>
          <table:table-cell table:formula="of:=[.L56]*[.$C56]" office:value-type="float" office:value="0.513" calcext:value-type="float">
            <text:p>0.513</text:p>
          </table:table-cell>
          <table:table-cell table:formula="of:=[.M56]*[.$C56]" office:value-type="float" office:value="0.513" calcext:value-type="float">
            <text:p>0.513</text:p>
          </table:table-cell>
          <table:table-cell table:formula="of:=300*[.J56]+450*[.K56]+490*[.L56]+600*[.M56]" office:value-type="float" office:value="2140" calcext:value-type="float">
            <text:p>2140</text:p>
          </table:table-cell>
          <table:table-cell table:formula="of:=0.001*[.R56]*(1/2.6+(1-0.5)/0.5*1/1.2)" office:value-type="float" office:value="2.60641025641026" calcext:value-type="float">
            <text:p>2.6064102564</text:p>
          </table:table-cell>
          <table:table-cell table:formula="of:=IF([.D56]=ROUND([.S56]*100)/100;1;IF(AND([.D56]=7;[.R5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6 <text:s text:c="8"/>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7]*[.$C57]" office:value-type="float" office:value="0.347" calcext:value-type="float">
            <text:p>0.347</text:p>
          </table:table-cell>
          <table:table-cell table:formula="of:=[.K57]*[.$C57]" office:value-type="float" office:value="0" calcext:value-type="float">
            <text:p>0</text:p>
          </table:table-cell>
          <table:table-cell table:formula="of:=[.L57]*[.$C57]" office:value-type="float" office:value="0.694" calcext:value-type="float">
            <text:p>0.694</text:p>
          </table:table-cell>
          <table:table-cell table:formula="of:=[.M57]*[.$C57]" office:value-type="float" office:value="1.041" calcext:value-type="float">
            <text:p>1.041</text:p>
          </table:table-cell>
          <table:table-cell table:formula="of:=300*[.J57]+450*[.K57]+490*[.L57]+600*[.M57]" office:value-type="float" office:value="3080" calcext:value-type="float">
            <text:p>3080</text:p>
          </table:table-cell>
          <table:table-cell table:formula="of:=0.001*[.R57]*(1/2.6+(1-0.5)/0.5*1/1.2)" office:value-type="float" office:value="3.75128205128205" calcext:value-type="float">
            <text:p>3.7512820513</text:p>
          </table:table-cell>
          <table:table-cell table:formula="of:=IF([.D57]=ROUND([.S57]*100)/100;1;IF(AND([.D57]=7;[.R5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7 <text:s text:c="8"/>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8]*[.$C58]" office:value-type="float" office:value="0.347" calcext:value-type="float">
            <text:p>0.347</text:p>
          </table:table-cell>
          <table:table-cell table:formula="of:=[.K58]*[.$C58]" office:value-type="float" office:value="0" calcext:value-type="float">
            <text:p>0</text:p>
          </table:table-cell>
          <table:table-cell table:formula="of:=[.L58]*[.$C58]" office:value-type="float" office:value="0.694" calcext:value-type="float">
            <text:p>0.694</text:p>
          </table:table-cell>
          <table:table-cell table:formula="of:=[.M58]*[.$C58]" office:value-type="float" office:value="1.041" calcext:value-type="float">
            <text:p>1.041</text:p>
          </table:table-cell>
          <table:table-cell table:formula="of:=300*[.J58]+450*[.K58]+490*[.L58]+600*[.M58]" office:value-type="float" office:value="3080" calcext:value-type="float">
            <text:p>3080</text:p>
          </table:table-cell>
          <table:table-cell table:formula="of:=0.001*[.R58]*(1/2.6+(1-0.5)/0.5*1/1.2)" office:value-type="float" office:value="3.75128205128205" calcext:value-type="float">
            <text:p>3.7512820513</text:p>
          </table:table-cell>
          <table:table-cell table:formula="of:=IF([.D58]=ROUND([.S58]*100)/100;1;IF(AND([.D58]=7;[.R5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bulkhead 5 <text:s text:c="9"/></text:p>
          </table:table-cell>
          <table:table-cell office:value-type="float" office:value="0.38" calcext:value-type="float">
            <text:p>0.38</text:p>
          </table:table-cell>
          <table:table-cell office:value-type="float" office:value="3.75" calcext:value-type="float">
            <text:p>3.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9]*[.$C59]" office:value-type="float" office:value="0.38" calcext:value-type="float">
            <text:p>0.38</text:p>
          </table:table-cell>
          <table:table-cell table:formula="of:=[.K59]*[.$C59]" office:value-type="float" office:value="0" calcext:value-type="float">
            <text:p>0</text:p>
          </table:table-cell>
          <table:table-cell table:formula="of:=[.L59]*[.$C59]" office:value-type="float" office:value="0.76" calcext:value-type="float">
            <text:p>0.76</text:p>
          </table:table-cell>
          <table:table-cell table:formula="of:=[.M59]*[.$C59]" office:value-type="float" office:value="1.14" calcext:value-type="float">
            <text:p>1.14</text:p>
          </table:table-cell>
          <table:table-cell table:formula="of:=300*[.J59]+450*[.K59]+490*[.L59]+600*[.M59]" office:value-type="float" office:value="3080" calcext:value-type="float">
            <text:p>3080</text:p>
          </table:table-cell>
          <table:table-cell table:formula="of:=0.001*[.R59]*(1/2.6+(1-0.5)/0.5*1/1.2)" office:value-type="float" office:value="3.75128205128205" calcext:value-type="float">
            <text:p>3.7512820513</text:p>
          </table:table-cell>
          <table:table-cell table:formula="of:=IF([.D59]=ROUND([.S59]*100)/100;1;IF(AND([.D59]=7;[.R5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stiffener 8 <text:s text:c="8"/></text:p>
          </table:table-cell>
          <table:table-cell office:value-type="float" office:value="0.343" calcext:value-type="float">
            <text:p>0.343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1" calcext:value-type="float">
            <text:p>0.4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60]*[.$C60]" office:value-type="float" office:value="0.343" calcext:value-type="float">
            <text:p>0.343</text:p>
          </table:table-cell>
          <table:table-cell table:formula="of:=[.K60]*[.$C60]" office:value-type="float" office:value="0" calcext:value-type="float">
            <text:p>0</text:p>
          </table:table-cell>
          <table:table-cell table:formula="of:=[.L60]*[.$C60]" office:value-type="float" office:value="0.686" calcext:value-type="float">
            <text:p>0.686</text:p>
          </table:table-cell>
          <table:table-cell table:formula="of:=[.M60]*[.$C60]" office:value-type="float" office:value="1.029" calcext:value-type="float">
            <text:p>1.029</text:p>
          </table:table-cell>
          <table:table-cell table:formula="of:=300*[.J60]+450*[.K60]+490*[.L60]+600*[.M60]" office:value-type="float" office:value="3080" calcext:value-type="float">
            <text:p>3080</text:p>
          </table:table-cell>
          <table:table-cell table:formula="of:=0.001*[.R60]*(1/2.6+(1-0.5)/0.5*1/1.2)" office:value-type="float" office:value="3.75128205128205" calcext:value-type="float">
            <text:p>3.7512820513</text:p>
          </table:table-cell>
          <table:table-cell table:formula="of:=IF([.D60]=ROUND([.S60]*100)/100;1;IF(AND([.D60]=7;[.R60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ama top <text:s text:c="16"/></text:p>
          </table:table-cell>
          <table:table-cell office:value-type="float" office:value="5.329" calcext:value-type="float">
            <text:p>5.329</text:p>
          </table:table-cell>
          <table:table-cell office:value-type="float" office:value="2.61" calcext:value-type="float">
            <text:p>2.61</text:p>
          </table:table-cell>
          <table:table-cell office:value-type="float" office:value="0.026" calcext:value-type="float">
            <text:p>0.026</text:p>
          </table:table-cell>
          <table:table-cell office:value-type="float" office:value="3.259" calcext:value-type="float">
            <text:p>3.2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61]*[.$C61]" office:value-type="float" office:value="10.658" calcext:value-type="float">
            <text:p>10.658</text:p>
          </table:table-cell>
          <table:table-cell table:formula="of:=[.K61]*[.$C61]" office:value-type="float" office:value="5.329" calcext:value-type="float">
            <text:p>5.329</text:p>
          </table:table-cell>
          <table:table-cell table:formula="of:=[.L61]*[.$C61]" office:value-type="float" office:value="5.329" calcext:value-type="float">
            <text:p>5.329</text:p>
          </table:table-cell>
          <table:table-cell table:formula="of:=[.M61]*[.$C61]" office:value-type="float" office:value="5.329" calcext:value-type="float">
            <text:p>5.329</text:p>
          </table:table-cell>
          <table:table-cell table:formula="of:=300*[.J61]+450*[.K61]+490*[.L61]+600*[.M61]" office:value-type="float" office:value="2140" calcext:value-type="float">
            <text:p>2140</text:p>
          </table:table-cell>
          <table:table-cell table:formula="of:=0.001*[.R61]*(1/2.6+(1-0.5)/0.5*1/1.2)" office:value-type="float" office:value="2.60641025641026" calcext:value-type="float">
            <text:p>2.6064102564</text:p>
          </table:table-cell>
          <table:table-cell table:formula="of:=IF([.D61]=ROUND([.S61]*100)/100;1;IF(AND([.D61]=7;[.R61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front aka <text:s text:c="14"/></text:p>
          </table:table-cell>
          <table:table-cell office:value-type="float" office:value="1.886" calcext:value-type="float">
            <text:p>1.886</text:p>
          </table:table-cell>
          <table:table-cell office:value-type="float" office:value="3.75" calcext:value-type="float">
            <text:p>3.75</text:p>
          </table:table-cell>
          <table:table-cell office:value-type="float" office:value="0.013" calcext:value-type="float">
            <text:p>0.013</text:p>
          </table:table-cell>
          <table:table-cell office:value-type="float" office:value="3.941" calcext:value-type="float">
            <text:p>3.941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62]*[.$C62]" office:value-type="float" office:value="1.886" calcext:value-type="float">
            <text:p>1.886</text:p>
          </table:table-cell>
          <table:table-cell table:formula="of:=[.K62]*[.$C62]" office:value-type="float" office:value="0" calcext:value-type="float">
            <text:p>0</text:p>
          </table:table-cell>
          <table:table-cell table:formula="of:=[.L62]*[.$C62]" office:value-type="float" office:value="3.772" calcext:value-type="float">
            <text:p>3.772</text:p>
          </table:table-cell>
          <table:table-cell table:formula="of:=[.M62]*[.$C62]" office:value-type="float" office:value="5.658" calcext:value-type="float">
            <text:p>5.658</text:p>
          </table:table-cell>
          <table:table-cell table:formula="of:=300*[.J62]+450*[.K62]+490*[.L62]+600*[.M62]" office:value-type="float" office:value="3080" calcext:value-type="float">
            <text:p>3080</text:p>
          </table:table-cell>
          <table:table-cell table:formula="of:=0.001*[.R62]*(1/2.6+(1-0.5)/0.5*1/1.2)" office:value-type="float" office:value="3.75128205128205" calcext:value-type="float">
            <text:p>3.7512820513</text:p>
          </table:table-cell>
          <table:table-cell table:formula="of:=IF([.D62]=ROUND([.S62]*100)/100;1;IF(AND([.D62]=7;[.R62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back aka <text:s text:c="15"/></text:p>
          </table:table-cell>
          <table:table-cell office:value-type="float" office:value="2.652" calcext:value-type="float">
            <text:p>2.652</text:p>
          </table:table-cell>
          <table:table-cell office:value-type="float" office:value="3.75" calcext:value-type="float">
            <text:p>3.75</text:p>
          </table:table-cell>
          <table:table-cell office:value-type="float" office:value="0.019" calcext:value-type="float">
            <text:p>0.019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63]*[.$C63]" office:value-type="float" office:value="2.652" calcext:value-type="float">
            <text:p>2.652</text:p>
          </table:table-cell>
          <table:table-cell table:formula="of:=[.K63]*[.$C63]" office:value-type="float" office:value="0" calcext:value-type="float">
            <text:p>0</text:p>
          </table:table-cell>
          <table:table-cell table:formula="of:=[.L63]*[.$C63]" office:value-type="float" office:value="5.304" calcext:value-type="float">
            <text:p>5.304</text:p>
          </table:table-cell>
          <table:table-cell table:formula="of:=[.M63]*[.$C63]" office:value-type="float" office:value="7.956" calcext:value-type="float">
            <text:p>7.956</text:p>
          </table:table-cell>
          <table:table-cell table:formula="of:=300*[.J63]+450*[.K63]+490*[.L63]+600*[.M63]" office:value-type="float" office:value="3080" calcext:value-type="float">
            <text:p>3080</text:p>
          </table:table-cell>
          <table:table-cell table:formula="of:=0.001*[.R63]*(1/2.6+(1-0.5)/0.5*1/1.2)" office:value-type="float" office:value="3.75128205128205" calcext:value-type="float">
            <text:p>3.7512820513</text:p>
          </table:table-cell>
          <table:table-cell table:formula="of:=IF([.D63]=ROUND([.S63]*100)/100;1;IF(AND([.D63]=7;[.R6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door <text:s text:c="19"/></text:p>
          </table:table-cell>
          <table:table-cell office:value-type="float" office:value="0.6" calcext:value-type="float">
            <text:p>0.6</text:p>
          </table:table-cell>
          <table:table-cell office:value-type="float" office:value="2.61" calcext:value-type="float">
            <text:p>2.61</text:p>
          </table:table-cell>
          <table:table-cell office:value-type="float" office:value="0.003" calcext:value-type="float">
            <text:p>0.003</text:p>
          </table:table-cell>
          <table:table-cell office:value-type="float" office:value="2.601" calcext:value-type="float">
            <text:p>2.601</text:p>
          </table:table-cell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64]*[.$C64]" office:value-type="float" office:value="1.2" calcext:value-type="float">
            <text:p>1.2</text:p>
          </table:table-cell>
          <table:table-cell table:formula="of:=[.K64]*[.$C64]" office:value-type="float" office:value="0.6" calcext:value-type="float">
            <text:p>0.6</text:p>
          </table:table-cell>
          <table:table-cell table:formula="of:=[.L64]*[.$C64]" office:value-type="float" office:value="0.6" calcext:value-type="float">
            <text:p>0.6</text:p>
          </table:table-cell>
          <table:table-cell table:formula="of:=[.M64]*[.$C64]" office:value-type="float" office:value="0.6" calcext:value-type="float">
            <text:p>0.6</text:p>
          </table:table-cell>
          <table:table-cell table:formula="of:=300*[.J64]+450*[.K64]+490*[.L64]+600*[.M64]" office:value-type="float" office:value="2140" calcext:value-type="float">
            <text:p>2140</text:p>
          </table:table-cell>
          <table:table-cell table:formula="of:=0.001*[.R64]*(1/2.6+(1-0.5)/0.5*1/1.2)" office:value-type="float" office:value="2.60641025641026" calcext:value-type="float">
            <text:p>2.6064102564</text:p>
          </table:table-cell>
          <table:table-cell table:formula="of:=IF([.D64]=ROUND([.S64]*100)/100;1;IF(AND([.D64]=7;[.R64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door top <text:s text:c="15"/></text:p>
          </table:table-cell>
          <table:table-cell office:value-type="float" office:value="0.327" calcext:value-type="float">
            <text:p>0.327</text:p>
          </table:table-cell>
          <table:table-cell office:value-type="float" office:value="2.61" calcext:value-type="float">
            <text:p>2.61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65]*[.$C65]" office:value-type="float" office:value="0.654" calcext:value-type="float">
            <text:p>0.654</text:p>
          </table:table-cell>
          <table:table-cell table:formula="of:=[.K65]*[.$C65]" office:value-type="float" office:value="0.327" calcext:value-type="float">
            <text:p>0.327</text:p>
          </table:table-cell>
          <table:table-cell table:formula="of:=[.L65]*[.$C65]" office:value-type="float" office:value="0.327" calcext:value-type="float">
            <text:p>0.327</text:p>
          </table:table-cell>
          <table:table-cell table:formula="of:=[.M65]*[.$C65]" office:value-type="float" office:value="0.327" calcext:value-type="float">
            <text:p>0.327</text:p>
          </table:table-cell>
          <table:table-cell table:formula="of:=300*[.J65]+450*[.K65]+490*[.L65]+600*[.M65]" office:value-type="float" office:value="2140" calcext:value-type="float">
            <text:p>2140</text:p>
          </table:table-cell>
          <table:table-cell table:formula="of:=0.001*[.R65]*(1/2.6+(1-0.5)/0.5*1/1.2)" office:value-type="float" office:value="2.60641025641026" calcext:value-type="float">
            <text:p>2.6064102564</text:p>
          </table:table-cell>
          <table:table-cell table:formula="of:=IF([.D65]=ROUND([.S65]*100)/100;1;IF(AND([.D65]=7;[.R65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<text:s/>seat top <text:s text:c="15"/></text:p>
          </table:table-cell>
          <table:table-cell office:value-type="float" office:value="1.368" calcext:value-type="float">
            <text:p>1.368</text:p>
          </table:table-cell>
          <table:table-cell office:value-type="float" office:value="1.83" calcext:value-type="float">
            <text:p>1.83</text:p>
          </table:table-cell>
          <table:table-cell office:value-type="float" office:value="0.005" calcext:value-type="float">
            <text:p>0.005</text:p>
          </table:table-cell>
          <table:table-cell office:value-type="float" office:value="2.994" calcext:value-type="float">
            <text:p>2.994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table:style-name="ce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66]*[.$C66]" office:value-type="float" office:value="2.736" calcext:value-type="float">
            <text:p>2.736</text:p>
          </table:table-cell>
          <table:table-cell table:formula="of:=[.K66]*[.$C66]" office:value-type="float" office:value="2.736" calcext:value-type="float">
            <text:p>2.736</text:p>
          </table:table-cell>
          <table:table-cell table:formula="of:=[.L66]*[.$C66]" office:value-type="float" office:value="0" calcext:value-type="float">
            <text:p>0</text:p>
          </table:table-cell>
          <table:table-cell table:formula="of:=[.M66]*[.$C66]" office:value-type="float" office:value="0" calcext:value-type="float">
            <text:p>0</text:p>
          </table:table-cell>
          <table:table-cell table:formula="of:=300*[.J66]+450*[.K66]+490*[.L66]+600*[.M66]" office:value-type="float" office:value="1500" calcext:value-type="float">
            <text:p>1500</text:p>
          </table:table-cell>
          <table:table-cell table:formula="of:=0.001*[.R66]*(1/2.6+(1-0.5)/0.5*1/1.2)" office:value-type="float" office:value="1.82692307692308" calcext:value-type="float">
            <text:p>1.8269230769</text:p>
          </table:table-cell>
          <table:table-cell table:formula="of:=IF([.D66]=ROUND([.S66]*100)/100;1;IF(AND([.D66]=7;[.R6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<text:s/>bunk aft side <text:s text:c="10"/></text:p>
          </table:table-cell>
          <table:table-cell office:value-type="float" office:value="0.763" calcext:value-type="float">
            <text:p>0.763</text:p>
          </table:table-cell>
          <table:table-cell office:value-type="float" office:value="1.83" calcext:value-type="float">
            <text:p>1.83</text:p>
          </table:table-cell>
          <table:table-cell office:value-type="float" office:value="0.003" calcext:value-type="float">
            <text:p>0.003</text:p>
          </table:table-cell>
          <table:table-cell office:value-type="float" office:value="4.381" calcext:value-type="float">
            <text:p>4.381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67]*[.$C67]" office:value-type="float" office:value="1.526" calcext:value-type="float">
            <text:p>1.526</text:p>
          </table:table-cell>
          <table:table-cell table:formula="of:=[.K67]*[.$C67]" office:value-type="float" office:value="1.526" calcext:value-type="float">
            <text:p>1.526</text:p>
          </table:table-cell>
          <table:table-cell table:formula="of:=[.L67]*[.$C67]" office:value-type="float" office:value="0" calcext:value-type="float">
            <text:p>0</text:p>
          </table:table-cell>
          <table:table-cell table:formula="of:=[.M67]*[.$C67]" office:value-type="float" office:value="0" calcext:value-type="float">
            <text:p>0</text:p>
          </table:table-cell>
          <table:table-cell table:formula="of:=300*[.J67]+450*[.K67]+490*[.L67]+600*[.M67]" office:value-type="float" office:value="1500" calcext:value-type="float">
            <text:p>1500</text:p>
          </table:table-cell>
          <table:table-cell table:formula="of:=0.001*[.R67]*(1/2.6+(1-0.5)/0.5*1/1.2)" office:value-type="float" office:value="1.82692307692308" calcext:value-type="float">
            <text:p>1.8269230769</text:p>
          </table:table-cell>
          <table:table-cell table:formula="of:=IF([.D67]=ROUND([.S67]*100)/100;1;IF(AND([.D67]=7;[.R6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<text:s/>bunk aft mid <text:s text:c="11"/></text:p>
          </table:table-cell>
          <table:table-cell office:value-type="float" office:value="0.679" calcext:value-type="float">
            <text:p>0.679</text:p>
          </table:table-cell>
          <table:table-cell office:value-type="float" office:value="1.83" calcext:value-type="float">
            <text:p>1.83</text:p>
          </table:table-cell>
          <table:table-cell office:value-type="float" office:value="0.002" calcext:value-type="float">
            <text:p>0.002</text:p>
          </table:table-cell>
          <table:table-cell office:value-type="float" office:value="4.381" calcext:value-type="float">
            <text:p>4.38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68]*[.$C68]" office:value-type="float" office:value="1.358" calcext:value-type="float">
            <text:p>1.358</text:p>
          </table:table-cell>
          <table:table-cell table:formula="of:=[.K68]*[.$C68]" office:value-type="float" office:value="1.358" calcext:value-type="float">
            <text:p>1.358</text:p>
          </table:table-cell>
          <table:table-cell table:formula="of:=[.L68]*[.$C68]" office:value-type="float" office:value="0" calcext:value-type="float">
            <text:p>0</text:p>
          </table:table-cell>
          <table:table-cell table:formula="of:=[.M68]*[.$C68]" office:value-type="float" office:value="0" calcext:value-type="float">
            <text:p>0</text:p>
          </table:table-cell>
          <table:table-cell table:formula="of:=300*[.J68]+450*[.K68]+490*[.L68]+600*[.M68]" office:value-type="float" office:value="1500" calcext:value-type="float">
            <text:p>1500</text:p>
          </table:table-cell>
          <table:table-cell table:formula="of:=0.001*[.R68]*(1/2.6+(1-0.5)/0.5*1/1.2)" office:value-type="float" office:value="1.82692307692308" calcext:value-type="float">
            <text:p>1.8269230769</text:p>
          </table:table-cell>
          <table:table-cell table:formula="of:=IF([.D68]=ROUND([.S68]*100)/100;1;IF(AND([.D68]=7;[.R6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<text:s/>bunk top fore side <text:s text:c="5"/></text:p>
          </table:table-cell>
          <table:table-cell office:value-type="float" office:value="0.353" calcext:value-type="float">
            <text:p>0.353</text:p>
          </table:table-cell>
          <table:table-cell office:value-type="float" office:value="1.83" calcext:value-type="float">
            <text:p>1.83</text:p>
          </table:table-cell>
          <table:table-cell office:value-type="float" office:value="0.001" calcext:value-type="float">
            <text:p>0.001</text:p>
          </table:table-cell>
          <table:table-cell office:value-type="float" office:value="5.425" calcext:value-type="float">
            <text:p>5.425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69]*[.$C69]" office:value-type="float" office:value="0.706" calcext:value-type="float">
            <text:p>0.706</text:p>
          </table:table-cell>
          <table:table-cell table:formula="of:=[.K69]*[.$C69]" office:value-type="float" office:value="0.706" calcext:value-type="float">
            <text:p>0.706</text:p>
          </table:table-cell>
          <table:table-cell table:formula="of:=[.L69]*[.$C69]" office:value-type="float" office:value="0" calcext:value-type="float">
            <text:p>0</text:p>
          </table:table-cell>
          <table:table-cell table:formula="of:=[.M69]*[.$C69]" office:value-type="float" office:value="0" calcext:value-type="float">
            <text:p>0</text:p>
          </table:table-cell>
          <table:table-cell table:formula="of:=300*[.J69]+450*[.K69]+490*[.L69]+600*[.M69]" office:value-type="float" office:value="1500" calcext:value-type="float">
            <text:p>1500</text:p>
          </table:table-cell>
          <table:table-cell table:formula="of:=0.001*[.R69]*(1/2.6+(1-0.5)/0.5*1/1.2)" office:value-type="float" office:value="1.82692307692308" calcext:value-type="float">
            <text:p>1.8269230769</text:p>
          </table:table-cell>
          <table:table-cell table:formula="of:=IF([.D69]=ROUND([.S69]*100)/100;1;IF(AND([.D69]=7;[.R6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<text:s/>bunk top fore mid <text:s text:c="6"/></text:p>
          </table:table-cell>
          <table:table-cell office:value-type="float" office:value="0.355" calcext:value-type="float">
            <text:p>0.355</text:p>
          </table:table-cell>
          <table:table-cell office:value-type="float" office:value="1.83" calcext:value-type="float">
            <text:p>1.83</text:p>
          </table:table-cell>
          <table:table-cell office:value-type="float" office:value="0.001" calcext:value-type="float">
            <text:p>0.001</text:p>
          </table:table-cell>
          <table:table-cell office:value-type="float" office:value="5.442" calcext:value-type="float">
            <text:p>5.44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J70]*[.$C70]" office:value-type="float" office:value="0.71" calcext:value-type="float">
            <text:p>0.71</text:p>
          </table:table-cell>
          <table:table-cell table:formula="of:=[.K70]*[.$C70]" office:value-type="float" office:value="0.71" calcext:value-type="float">
            <text:p>0.71</text:p>
          </table:table-cell>
          <table:table-cell table:formula="of:=[.L70]*[.$C70]" office:value-type="float" office:value="0" calcext:value-type="float">
            <text:p>0</text:p>
          </table:table-cell>
          <table:table-cell table:formula="of:=[.M70]*[.$C70]" office:value-type="float" office:value="0" calcext:value-type="float">
            <text:p>0</text:p>
          </table:table-cell>
          <table:table-cell table:formula="of:=300*[.J70]+450*[.K70]+490*[.L70]+600*[.M70]" office:value-type="float" office:value="1500" calcext:value-type="float">
            <text:p>1500</text:p>
          </table:table-cell>
          <table:table-cell table:formula="of:=0.001*[.R70]*(1/2.6+(1-0.5)/0.5*1/1.2)" office:value-type="float" office:value="1.82692307692308" calcext:value-type="float">
            <text:p>1.8269230769</text:p>
          </table:table-cell>
          <table:table-cell table:formula="of:=IF([.D70]=ROUND([.S70]*100)/100;1;IF(AND([.D70]=7;[.R70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<text:s/>forward hatch <text:s text:c="10"/></text:p>
          </table:table-cell>
          <table:table-cell office:value-type="float" office:value="0.168" calcext:value-type="float">
            <text:p>0.168</text:p>
          </table:table-cell>
          <table:table-cell office:value-type="float" office:value="2.61" calcext:value-type="float">
            <text:p>2.61</text:p>
          </table:table-cell>
          <table:table-cell office:value-type="float" office:value="0.001" calcext:value-type="float">
            <text:p>0.001</text:p>
          </table:table-cell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71]*[.$C71]" office:value-type="float" office:value="0.336" calcext:value-type="float">
            <text:p>0.336</text:p>
          </table:table-cell>
          <table:table-cell table:formula="of:=[.K71]*[.$C71]" office:value-type="float" office:value="0.168" calcext:value-type="float">
            <text:p>0.168</text:p>
          </table:table-cell>
          <table:table-cell table:formula="of:=[.L71]*[.$C71]" office:value-type="float" office:value="0.168" calcext:value-type="float">
            <text:p>0.168</text:p>
          </table:table-cell>
          <table:table-cell table:formula="of:=[.M71]*[.$C71]" office:value-type="float" office:value="0.168" calcext:value-type="float">
            <text:p>0.168</text:p>
          </table:table-cell>
          <table:table-cell table:formula="of:=300*[.J71]+450*[.K71]+490*[.L71]+600*[.M71]" office:value-type="float" office:value="2140" calcext:value-type="float">
            <text:p>2140</text:p>
          </table:table-cell>
          <table:table-cell table:formula="of:=0.001*[.R71]*(1/2.6+(1-0.5)/0.5*1/1.2)" office:value-type="float" office:value="2.60641025641026" calcext:value-type="float">
            <text:p>2.6064102564</text:p>
          </table:table-cell>
          <table:table-cell table:formula="of:=IF([.D71]=ROUND([.S71]*100)/100;1;IF(AND([.D71]=7;[.R71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mast <text:s text:c="19"/></text:p>
          </table:table-cell>
          <table:table-cell office:value-type="float" office:value="5.221" calcext:value-type="float">
            <text:p>5.221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float" office:value="2.075" calcext:value-type="float">
            <text:p>2.075</text:p>
          </table:table-cell>
          <table:table-cell table:number-columns-repeated="5"/>
          <table:table-cell table:formula="of:=[.J72]*[.$C72]" office:value-type="float" office:value="0" calcext:value-type="float">
            <text:p>0</text:p>
          </table:table-cell>
          <table:table-cell table:formula="of:=[.K72]*[.$C72]" office:value-type="float" office:value="0" calcext:value-type="float">
            <text:p>0</text:p>
          </table:table-cell>
          <table:table-cell table:formula="of:=[.L72]*[.$C72]" office:value-type="float" office:value="0" calcext:value-type="float">
            <text:p>0</text:p>
          </table:table-cell>
          <table:table-cell table:formula="of:=[.M72]*[.$C72]" office:value-type="float" office:value="0" calcext:value-type="float">
            <text:p>0</text:p>
          </table:table-cell>
          <table:table-cell table:formula="of:=300*[.J72]+450*[.K72]+490*[.L72]+600*[.M72]" office:value-type="float" office:value="0" calcext:value-type="float">
            <text:p>0</text:p>
          </table:table-cell>
          <table:table-cell table:formula="of:=0.001*[.R72]*(1/2.6+(1-0.5)/0.5*1/1.2)" office:value-type="float" office:value="0" calcext:value-type="float">
            <text:p>0</text:p>
          </table:table-cell>
          <table:table-cell table:formula="of:=IF([.D72]=ROUND([.S72]*100)/100;1;IF(AND([.D72]=7;[.R72]=3080);1;0)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window <text:s text:c="17"/></text:p>
          </table:table-cell>
          <table:table-cell office:value-type="float" office:value="0.406" calcext:value-type="float">
            <text:p>0.406</text:p>
          </table:table-cell>
          <table:table-cell office:value-type="float" office:value="2.61" calcext:value-type="float">
            <text:p>2.61</text:p>
          </table:table-cell>
          <table:table-cell office:value-type="float" office:value="0.002" calcext:value-type="float">
            <text:p>0.002</text:p>
          </table:table-cell>
          <table:table-cell office:value-type="float" office:value="3.766" calcext:value-type="float">
            <text:p>3.766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73]*[.$C73]" office:value-type="float" office:value="0.812" calcext:value-type="float">
            <text:p>0.812</text:p>
          </table:table-cell>
          <table:table-cell table:formula="of:=[.K73]*[.$C73]" office:value-type="float" office:value="0.406" calcext:value-type="float">
            <text:p>0.406</text:p>
          </table:table-cell>
          <table:table-cell table:formula="of:=[.L73]*[.$C73]" office:value-type="float" office:value="0.406" calcext:value-type="float">
            <text:p>0.406</text:p>
          </table:table-cell>
          <table:table-cell table:formula="of:=[.M73]*[.$C73]" office:value-type="float" office:value="0.406" calcext:value-type="float">
            <text:p>0.406</text:p>
          </table:table-cell>
          <table:table-cell table:formula="of:=300*[.J73]+450*[.K73]+490*[.L73]+600*[.M73]" office:value-type="float" office:value="2140" calcext:value-type="float">
            <text:p>2140</text:p>
          </table:table-cell>
          <table:table-cell table:formula="of:=0.001*[.R73]*(1/2.6+(1-0.5)/0.5*1/1.2)" office:value-type="float" office:value="2.60641025641026" calcext:value-type="float">
            <text:p>2.6064102564</text:p>
          </table:table-cell>
          <table:table-cell table:formula="of:=IF([.D73]=ROUND([.S73]*100)/100;1;IF(AND([.D73]=7;[.R73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people <text:s text:c="17"/></text:p>
          </table:table-cell>
          <table:table-cell office:value-type="float" office:value="2.013" calcext:value-type="float">
            <text:p>2.013</text:p>
          </table:table-cell>
          <table:table-cell office:value-type="float" office:value="20" calcext:value-type="float">
            <text:p>20</text:p>
          </table:table-cell>
          <table:table-cell office:value-type="float" office:value="0.322" calcext:value-type="float">
            <text:p>0.32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[.J74]*[.$C74]" office:value-type="float" office:value="0" calcext:value-type="float">
            <text:p>0</text:p>
          </table:table-cell>
          <table:table-cell table:formula="of:=[.K74]*[.$C74]" office:value-type="float" office:value="0" calcext:value-type="float">
            <text:p>0</text:p>
          </table:table-cell>
          <table:table-cell table:formula="of:=[.L74]*[.$C74]" office:value-type="float" office:value="0" calcext:value-type="float">
            <text:p>0</text:p>
          </table:table-cell>
          <table:table-cell table:formula="of:=[.M74]*[.$C74]" office:value-type="float" office:value="0" calcext:value-type="float">
            <text:p>0</text:p>
          </table:table-cell>
          <table:table-cell table:formula="of:=300*[.J74]+450*[.K74]+490*[.L74]+600*[.M74]" office:value-type="float" office:value="0" calcext:value-type="float">
            <text:p>0</text:p>
          </table:table-cell>
          <table:table-cell table:formula="of:=0.001*[.R74]*(1/2.6+(1-0.5)/0.5*1/1.2)" office:value-type="float" office:value="0" calcext:value-type="float">
            <text:p>0</text:p>
          </table:table-cell>
          <table:table-cell table:formula="of:=IF([.D74]=ROUND([.S74]*100)/100;1;IF(AND([.D74]=7;[.R74]=3080);1;0)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stuff <text:s text:c="18"/></text:p>
          </table:table-cell>
          <table:table-cell office:value-type="float" office:value="0.252" calcext:value-type="float">
            <text:p>0.252</text:p>
          </table:table-cell>
          <table:table-cell office:value-type="float" office:value="80" calcext:value-type="float">
            <text:p>80</text:p>
          </table:table-cell>
          <table:table-cell office:value-type="float" office:value="0.201" calcext:value-type="float">
            <text:p>0.20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5"/>
          <table:table-cell table:formula="of:=[.J75]*[.$C75]" office:value-type="float" office:value="0" calcext:value-type="float">
            <text:p>0</text:p>
          </table:table-cell>
          <table:table-cell table:formula="of:=[.K75]*[.$C75]" office:value-type="float" office:value="0" calcext:value-type="float">
            <text:p>0</text:p>
          </table:table-cell>
          <table:table-cell table:formula="of:=[.L75]*[.$C75]" office:value-type="float" office:value="0" calcext:value-type="float">
            <text:p>0</text:p>
          </table:table-cell>
          <table:table-cell table:formula="of:=[.M75]*[.$C75]" office:value-type="float" office:value="0" calcext:value-type="float">
            <text:p>0</text:p>
          </table:table-cell>
          <table:table-cell table:formula="of:=300*[.J75]+450*[.K75]+490*[.L75]+600*[.M75]" office:value-type="float" office:value="0" calcext:value-type="float">
            <text:p>0</text:p>
          </table:table-cell>
          <table:table-cell table:formula="of:=0.001*[.R75]*(1/2.6+(1-0.5)/0.5*1/1.2)" office:value-type="float" office:value="0" calcext:value-type="float">
            <text:p>0</text:p>
          </table:table-cell>
          <table:table-cell table:formula="of:=IF([.D75]=ROUND([.S75]*100)/100;1;IF(AND([.D75]=7;[.R75]=3080);1;0)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keel laminate ama fore <text:s/></text:p>
          </table:table-cell>
          <table:table-cell office:value-type="float" office:value="3.351" calcext:value-type="float">
            <text:p>3.351</text:p>
          </table:table-cell>
          <table:table-cell office:value-type="float" office:value="4.48" calcext:value-type="float">
            <text:p>4.48</text:p>
          </table:table-cell>
          <table:table-cell office:value-type="float" office:value="0.029" calcext:value-type="float">
            <text:p>0.029</text:p>
          </table:table-cell>
          <table:table-cell office:value-type="float" office:value="5.886" calcext:value-type="float">
            <text:p>5.886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76]*[.$C76]" office:value-type="float" office:value="3.351" calcext:value-type="float">
            <text:p>3.351</text:p>
          </table:table-cell>
          <table:table-cell table:formula="of:=[.K76]*[.$C76]" office:value-type="float" office:value="0" calcext:value-type="float">
            <text:p>0</text:p>
          </table:table-cell>
          <table:table-cell table:formula="of:=[.L76]*[.$C76]" office:value-type="float" office:value="6.702" calcext:value-type="float">
            <text:p>6.702</text:p>
          </table:table-cell>
          <table:table-cell table:formula="of:=[.M76]*[.$C76]" office:value-type="float" office:value="13.404" calcext:value-type="float">
            <text:p>13.404</text:p>
          </table:table-cell>
          <table:table-cell table:formula="of:=300*[.J76]+450*[.K76]+490*[.L76]+600*[.M76]" office:value-type="float" office:value="3680" calcext:value-type="float">
            <text:p>3680</text:p>
          </table:table-cell>
          <table:table-cell table:formula="of:=0.001*[.R76]*(1/2.6+(1-0.5)/0.5*1/1.2)" office:value-type="float" office:value="4.48205128205128" calcext:value-type="float">
            <text:p>4.4820512821</text:p>
          </table:table-cell>
          <table:table-cell table:formula="of:=IF([.D76]=ROUND([.S76]*100)/100;1;IF(AND([.D76]=7;[.R76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keel laminate fore <text:s text:c="5"/></text:p>
          </table:table-cell>
          <table:table-cell office:value-type="float" office:value="1.676" calcext:value-type="float">
            <text:p>1.676</text:p>
          </table:table-cell>
          <table:table-cell office:value-type="float" office:value="4.48" calcext:value-type="float">
            <text:p>4.48</text:p>
          </table:table-cell>
          <table:table-cell office:value-type="float" office:value="0.014" calcext:value-type="float">
            <text:p>0.014</text:p>
          </table:table-cell>
          <table:table-cell office:value-type="float" office:value="5.886" calcext:value-type="float">
            <text:p>5.886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77]*[.$C77]" office:value-type="float" office:value="1.676" calcext:value-type="float">
            <text:p>1.676</text:p>
          </table:table-cell>
          <table:table-cell table:formula="of:=[.K77]*[.$C77]" office:value-type="float" office:value="0" calcext:value-type="float">
            <text:p>0</text:p>
          </table:table-cell>
          <table:table-cell table:formula="of:=[.L77]*[.$C77]" office:value-type="float" office:value="3.352" calcext:value-type="float">
            <text:p>3.352</text:p>
          </table:table-cell>
          <table:table-cell table:formula="of:=[.M77]*[.$C77]" office:value-type="float" office:value="6.704" calcext:value-type="float">
            <text:p>6.704</text:p>
          </table:table-cell>
          <table:table-cell table:formula="of:=300*[.J77]+450*[.K77]+490*[.L77]+600*[.M77]" office:value-type="float" office:value="3680" calcext:value-type="float">
            <text:p>3680</text:p>
          </table:table-cell>
          <table:table-cell table:formula="of:=0.001*[.R77]*(1/2.6+(1-0.5)/0.5*1/1.2)" office:value-type="float" office:value="4.48205128205128" calcext:value-type="float">
            <text:p>4.4820512821</text:p>
          </table:table-cell>
          <table:table-cell table:formula="of:=IF([.D77]=ROUND([.S77]*100)/100;1;IF(AND([.D77]=7;[.R77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keel laminate aft <text:s text:c="6"/></text:p>
          </table:table-cell>
          <table:table-cell office:value-type="float" office:value="2.059" calcext:value-type="float">
            <text:p>2.059</text:p>
          </table:table-cell>
          <table:table-cell office:value-type="float" office:value="5.08" calcext:value-type="float">
            <text:p>5.08</text:p>
          </table:table-cell>
          <table:table-cell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78]*[.$C78]" office:value-type="float" office:value="2.059" calcext:value-type="float">
            <text:p>2.059</text:p>
          </table:table-cell>
          <table:table-cell table:formula="of:=[.K78]*[.$C78]" office:value-type="float" office:value="0" calcext:value-type="float">
            <text:p>0</text:p>
          </table:table-cell>
          <table:table-cell table:formula="of:=[.L78]*[.$C78]" office:value-type="float" office:value="6.177" calcext:value-type="float">
            <text:p>6.177</text:p>
          </table:table-cell>
          <table:table-cell table:formula="of:=[.M78]*[.$C78]" office:value-type="float" office:value="8.236" calcext:value-type="float">
            <text:p>8.236</text:p>
          </table:table-cell>
          <table:table-cell table:formula="of:=300*[.J78]+450*[.K78]+490*[.L78]+600*[.M78]" office:value-type="float" office:value="4170" calcext:value-type="float">
            <text:p>4170</text:p>
          </table:table-cell>
          <table:table-cell table:formula="of:=0.001*[.R78]*(1/2.6+(1-0.5)/0.5*1/1.2)" office:value-type="float" office:value="5.07884615384615" calcext:value-type="float">
            <text:p>5.0788461538</text:p>
          </table:table-cell>
          <table:table-cell table:formula="of:=IF([.D78]=ROUND([.S78]*100)/100;1;IF(AND([.D78]=7;[.R78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/>keel laminate ama aft <text:s text:c="2"/></text:p>
          </table:table-cell>
          <table:table-cell office:value-type="float" office:value="4.648" calcext:value-type="float">
            <text:p>4.648</text:p>
          </table:table-cell>
          <table:table-cell office:value-type="float" office:value="5.08" calcext:value-type="float">
            <text:p>5.08</text:p>
          </table:table-cell>
          <table:table-cell office:value-type="float" office:value="0.045" calcext:value-type="float">
            <text:p>0.045</text:p>
          </table:table-cell>
          <table:table-cell office:value-type="float" office:value="1.811" calcext:value-type="float">
            <text:p>1.811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79]*[.$C79]" office:value-type="float" office:value="4.648" calcext:value-type="float">
            <text:p>4.648</text:p>
          </table:table-cell>
          <table:table-cell table:formula="of:=[.K79]*[.$C79]" office:value-type="float" office:value="0" calcext:value-type="float">
            <text:p>0</text:p>
          </table:table-cell>
          <table:table-cell table:formula="of:=[.L79]*[.$C79]" office:value-type="float" office:value="13.944" calcext:value-type="float">
            <text:p>13.944</text:p>
          </table:table-cell>
          <table:table-cell table:formula="of:=[.M79]*[.$C79]" office:value-type="float" office:value="18.592" calcext:value-type="float">
            <text:p>18.592</text:p>
          </table:table-cell>
          <table:table-cell table:formula="of:=300*[.J79]+450*[.K79]+490*[.L79]+600*[.M79]" office:value-type="float" office:value="4170" calcext:value-type="float">
            <text:p>4170</text:p>
          </table:table-cell>
          <table:table-cell table:formula="of:=0.001*[.R79]*(1/2.6+(1-0.5)/0.5*1/1.2)" office:value-type="float" office:value="5.07884615384615" calcext:value-type="float">
            <text:p>5.0788461538</text:p>
          </table:table-cell>
          <table:table-cell table:formula="of:=IF([.D79]=ROUND([.S79]*100)/100;1;IF(AND([.D79]=7;[.R79]=3080);1;0)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3"/>
          <table:table-cell table:formula="of:=SUM([.N2:.N87])" office:value-type="float" office:value="178.905" calcext:value-type="float">
            <text:p>178.905</text:p>
          </table:table-cell>
          <table:table-cell table:formula="of:=SUM([.O2:.O87])" office:value-type="float" office:value="87.342" calcext:value-type="float">
            <text:p>87.342</text:p>
          </table:table-cell>
          <table:table-cell table:formula="of:=SUM([.P2:.P87])" office:value-type="float" office:value="171.367" calcext:value-type="float">
            <text:p>171.367</text:p>
          </table:table-cell>
          <table:table-cell table:formula="of:=SUM([.Q2:.Q87])" office:value-type="float" office:value="174.503" calcext:value-type="float">
            <text:p>174.503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ums</text:p>
          </table:table-cell>
          <table:table-cell table:formula="of:=SUM([.C2:.C88])" office:value-type="float" office:value="114.74" calcext:value-type="float">
            <text:p>114.74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SUM([.C1:.C71])" office:value-type="float" office:value="95.114" calcext:value-type="float">
            <text:p>95.114</text:p>
          </table:table-cell>
          <table:table-cell table:number-columns-repeated="1021"/>
        </table:table-row>
      </table:table>
      <table:table table:name="árak" table:style-name="ta1">
        <table:table-column table:style-name="co16" table:default-cell-style-name="ce6"/>
        <table:table-column table:style-name="co3" table:number-columns-repeated="3" table:default-cell-style-name="ce3"/>
        <table:table-column table:style-name="co17" table:default-cell-style-name="ce8"/>
        <table:table-column table:style-name="co18" table:default-cell-style-name="ce12"/>
        <table:table-row table:style-name="ro3"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Mennyi</text:p>
          </table:table-cell>
          <table:table-cell table:style-name="ce5" office:value-type="string" calcext:value-type="string">
            <text:p>Egység</text:p>
          </table:table-cell>
          <table:table-cell table:style-name="ce5" office:value-type="string" calcext:value-type="string">
            <text:p>Egységár</text:p>
          </table:table-cell>
          <table:table-cell table:style-name="ce5" office:value-type="string" calcext:value-type="string">
            <text:p>Ár(össz)</text:p>
          </table:table-cell>
          <table:table-cell table:style-name="ce11" office:value-type="string" calcext:value-type="string">
            <text:p>Megjegyzés</text:p>
          </table:table-cell>
        </table:table-row>
        <table:table-row table:style-name="ro3">
          <table:table-cell office:value-type="string" calcext:value-type="string">
            <text:p>Üvegszövet 300g paplan</text:p>
          </table:table-cell>
          <table:table-cell table:formula="of:=[felületek.N88]*1.1" office:value-type="float" office:value="196.7955" calcext:value-type="float">
            <text:p>196.7955</text:p>
          </table:table-cell>
          <table:table-cell office:value-type="string" calcext:value-type="string">
            <text:p>m2</text:p>
          </table:table-cell>
          <table:table-cell table:formula="of:=(6695*1.27)/5000*300" office:value-type="float" office:value="510.159" calcext:value-type="float">
            <text:p>510.159</text:p>
          </table:table-cell>
          <table:table-cell table:formula="of:=[.D2]*[.B2]" office:value-type="currency" office:currency="HUF" office:value="100396.9954845" calcext:value-type="currency">
            <text:p>100,397 Ft</text:p>
          </table:table-cell>
          <table:table-cell office:value-type="string" calcext:value-type="string">
            <text:p>http://www.novia.hu/index.php?a=shop&amp;m=itemd&amp;cat_id=36&amp;item_id=118&amp;page=</text:p>
          </table:table-cell>
        </table:table-row>
        <table:table-row table:style-name="ro3">
          <table:table-cell office:value-type="string" calcext:value-type="string">
            <text:p>Üvegszövet 450g paplan</text:p>
          </table:table-cell>
          <table:table-cell table:formula="of:=[felületek.O88]*1.1" office:value-type="float" office:value="96.0762" calcext:value-type="float">
            <text:p>96.0762</text:p>
          </table:table-cell>
          <table:table-cell office:value-type="string" calcext:value-type="string">
            <text:p>m2</text:p>
          </table:table-cell>
          <table:table-cell table:formula="of:=(6695*1.27)/5000*450" office:value-type="float" office:value="765.2385" calcext:value-type="float">
            <text:p>765.2385</text:p>
          </table:table-cell>
          <table:table-cell table:formula="of:=[.D3]*[.B3]" office:value-type="currency" office:currency="HUF" office:value="73521.2071737" calcext:value-type="currency">
            <text:p>73,521 Ft</text:p>
          </table:table-cell>
          <table:table-cell office:value-type="string" calcext:value-type="string">
            <text:p>http://www.novia.hu/index.php?a=shop&amp;m=itemd&amp;cat_id=37&amp;item_id=121&amp;page=</text:p>
          </table:table-cell>
        </table:table-row>
        <table:table-row table:style-name="ro3">
          <table:table-cell office:value-type="string" calcext:value-type="string">
            <text:p>Üvegszövet 490g szövet</text:p>
          </table:table-cell>
          <table:table-cell table:formula="of:=[felületek.P88]*1.1" office:value-type="float" office:value="188.5037" calcext:value-type="float">
            <text:p>188.5037</text:p>
          </table:table-cell>
          <table:table-cell office:value-type="string" calcext:value-type="string">
            <text:p>m2</text:p>
          </table:table-cell>
          <table:table-cell table:formula="of:=(5670*1.27)/10/1.25" office:value-type="float" office:value="576.072" calcext:value-type="float">
            <text:p>576.072</text:p>
          </table:table-cell>
          <table:table-cell table:formula="of:=[.D4]*[.B4]" office:value-type="currency" office:currency="HUF" office:value="108591.7034664" calcext:value-type="currency">
            <text:p>108,592 Ft</text:p>
          </table:table-cell>
          <table:table-cell office:value-type="string" calcext:value-type="string">
            <text:p>http://www.novia.hu/index.php?a=shop&amp;m=itemd&amp;cat_id=13&amp;item_id=34&amp;page=</text:p>
          </table:table-cell>
        </table:table-row>
        <table:table-row table:style-name="ro3">
          <table:table-cell office:value-type="string" calcext:value-type="string">
            <text:p>Üvegszövet 600g paplan</text:p>
          </table:table-cell>
          <table:table-cell table:formula="of:=[felületek.Q88]*1.1" office:value-type="float" office:value="191.9533" calcext:value-type="float">
            <text:p>191.9533</text:p>
          </table:table-cell>
          <table:table-cell office:value-type="string" calcext:value-type="string">
            <text:p>m2</text:p>
          </table:table-cell>
          <table:table-cell table:formula="of:=(6695*1.27)/5000*600" office:value-type="float" office:value="1020.318" calcext:value-type="float">
            <text:p>1020.318</text:p>
          </table:table-cell>
          <table:table-cell table:formula="of:=[.D5]*[.B5]" office:value-type="currency" office:currency="HUF" office:value="195853.4071494" calcext:value-type="currency">
            <text:p>195,853 Ft</text:p>
          </table:table-cell>
          <table:table-cell office:value-type="string" calcext:value-type="string">
            <text:p>nem találtam a novia-nál, az alvin-plasztnál 746Ft/fm (1.25)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poliészter gyanta</text:p>
          </table:table-cell>
          <table:table-cell table:formula="of:=[.B2]*0.3+[.B3]*0.45+[.B4]*0.49+[.B5]*0.6" office:value-type="float" office:value="309.811733" calcext:value-type="float">
            <text:p>309.811733</text:p>
          </table:table-cell>
          <table:table-cell office:value-type="string" calcext:value-type="string">
            <text:p>kg</text:p>
          </table:table-cell>
          <table:table-cell table:style-name="Default" table:formula="of:=(19930*1.27)/20" office:value-type="float" office:value="1265.555" calcext:value-type="float">
            <text:p>1265.555</text:p>
          </table:table-cell>
          <table:table-cell table:formula="of:=[.D7]*[.B7]" office:value-type="currency" office:currency="HUF" office:value="392083.787756815" calcext:value-type="currency">
            <text:p>392,084 Ft</text:p>
          </table:table-cell>
          <table:table-cell table:style-name="Default" office:value-type="string" calcext:value-type="string">
            <text:p>http://www.novia.hu/index.php?a=shop&amp;m=itemd&amp;cat_id=101&amp;item_id=35&amp;page=</text:p>
          </table:table-cell>
        </table:table-row>
        <table:table-row table:style-name="ro3">
          <table:table-cell office:value-type="string" calcext:value-type="string">
            <text:p>Térhálósító</text:p>
          </table:table-cell>
          <table:table-cell table:formula="of:=0.03*[.B7]" office:value-type="float" office:value="9.29435199" calcext:value-type="float">
            <text:p>9.29435199</text:p>
          </table:table-cell>
          <table:table-cell office:value-type="string" calcext:value-type="string">
            <text:p>l</text:p>
          </table:table-cell>
          <table:table-cell office:value-type="float" office:value="1590" calcext:value-type="float">
            <text:p>1590</text:p>
          </table:table-cell>
          <table:table-cell table:formula="of:=[.D8]*[.B8]" office:value-type="currency" office:currency="HUF" office:value="14778.0196641" calcext:value-type="currency">
            <text:p>14,778 Ft</text:p>
          </table:table-cell>
          <table:table-cell office:value-type="string" calcext:value-type="string">
            <text:p>http://shop.alvin-plast.hu/Curox-M-302-peroxid-altalanos-kiszerelt-100ml</text:p>
          </table:table-cell>
        </table:table-row>
        <table:table-row table:style-name="ro3">
          <table:table-cell office:value-type="string" calcext:value-type="string">
            <text:p>gelcoat</text:p>
          </table:table-cell>
          <table:table-cell table:formula="of:=[felületek.C90]*0.65" office:value-type="float" office:value="61.8241" calcext:value-type="float">
            <text:p>61.8241</text:p>
          </table:table-cell>
          <table:table-cell office:value-type="string" calcext:value-type="string">
            <text:p>kg</text:p>
          </table:table-cell>
          <table:table-cell table:style-name="ce8" table:formula="of:=46038/25" office:value-type="currency" office:currency="HUF" office:value="1841.52" calcext:value-type="currency">
            <text:p>1,842 Ft</text:p>
          </table:table-cell>
          <table:table-cell table:style-name="ce9" table:formula="of:=[.B9]*[.D9]" office:value-type="currency" office:currency="HUF" office:value="113850.316632" calcext:value-type="currency">
            <text:p>113,850 Ft</text:p>
          </table:table-cell>
          <table:table-cell office:value-type="string" calcext:value-type="string">
            <text:p>http://shop.alvin-plast.hu/Gelcoat-iso-ecsetes-natur-65PA-3101-25-kg</text:p>
          </table:table-cell>
        </table:table-row>
        <table:table-row table:style-name="ro3">
          <table:table-cell office:value-type="string" calcext:value-type="string">
            <text:p>plexi</text:p>
          </table:table-cell>
          <table:table-cell table:formula="of:=4*0.06*0.5+2*0.28*0.56+2*0.28*0.4" office:value-type="float" office:value="0.6576" calcext:value-type="float">
            <text:p>0.6576</text:p>
          </table:table-cell>
          <table:table-cell office:value-type="string" calcext:value-type="string">
            <text:p>m2</text:p>
          </table:table-cell>
          <table:table-cell/>
          <table:table-cell table:formula="of:=4*2000+2*6500+2*4300" office:value-type="currency" office:currency="HUF" office:value="29600" calcext:value-type="currency">
            <text:p>29,600 Ft</text:p>
          </table:table-cell>
          <table:table-cell office:value-type="string" calcext:value-type="string">
            <text:p>Ebay “acrylic sheet 5mm panel”</text:p>
          </table:table-cell>
        </table:table-row>
        <table:table-row table:style-name="ro3">
          <table:table-cell office:value-type="string" calcext:value-type="string">
            <text:p>lemez 3mmx20mmx50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</text:p>
          </table:table-cell>
          <table:table-cell office:value-type="float" office:value="2500" calcext:value-type="float">
            <text:p>2500</text:p>
          </table:table-cell>
          <table:table-cell table:formula="of:=[.B11]*[.D11]" office:value-type="currency" office:currency="HUF" office:value="20000" calcext:value-type="currency">
            <text:p>20,000 Ft</text:p>
          </table:table-cell>
          <table:table-cell office:value-type="string" calcext:value-type="string">
            <text:p>ebay “316 stainless steel flat bar 3mm 20mm 500mm”</text:p>
          </table:table-cell>
        </table:table-row>
        <table:table-row table:style-name="ro4">
          <table:table-cell office:value-type="string" calcext:value-type="string">
            <text:p><text:s/>csavar 10x40 süllyesztett fejű imbuszos</text:p>
          </table:table-cell>
          <table:table-cell table:formula="of:=3*8+4" office:value-type="float" office:value="28" calcext:value-type="float">
            <text:p>28</text:p>
          </table:table-cell>
          <table:table-cell office:value-type="string" calcext:value-type="string">
            <text:p>db</text:p>
          </table:table-cell>
          <table:table-cell table:style-name="Default"/>
          <table:table-cell office:value-type="currency" office:currency="HUF" office:value="5000" calcext:value-type="currency">
            <text:p>5,000 Ft</text:p>
          </table:table-cell>
          <table:table-cell office:value-type="string" calcext:value-type="string">
            <text:p>ebay “DIN A4 screw countersunk M10”</text:p>
          </table:table-cell>
        </table:table-row>
        <table:table-row table:style-name="ro3">
          <table:table-cell office:value-type="string" calcext:value-type="string">
            <text:p>csavar 10x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</text:p>
          </table:table-cell>
          <table:table-cell table:style-name="Default"/>
          <table:table-cell office:value-type="currency" office:currency="HUF" office:value="2000" calcext:value-type="currency">
            <text:p>2,000 Ft</text:p>
          </table:table-cell>
          <table:table-cell office:value-type="string" calcext:value-type="string">
            <text:p>ebay “DIN A4 screw countersunk M10”</text:p>
          </table:table-cell>
        </table:table-row>
        <table:table-row table:style-name="ro3">
          <table:table-cell office:value-type="string" calcext:value-type="string">
            <text:p>anya 10</text:p>
          </table:table-cell>
          <table:table-cell table:formula="of:=[.B12]+[.B13]" office:value-type="float" office:value="32" calcext:value-type="float">
            <text:p>32</text:p>
          </table:table-cell>
          <table:table-cell office:value-type="string" calcext:value-type="string">
            <text:p>db</text:p>
          </table:table-cell>
          <table:table-cell table:style-name="Default"/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ebay “DIN A4 hex nut M10”</text:p>
          </table:table-cell>
        </table:table-row>
        <table:table-row table:style-name="ro3">
          <table:table-cell office:value-type="string" calcext:value-type="string">
            <text:p>alátét</text:p>
          </table:table-cell>
          <table:table-cell table:formula="of:=2*[.B13]" office:value-type="float" office:value="8" calcext:value-type="float">
            <text:p>8</text:p>
          </table:table-cell>
          <table:table-cell office:value-type="string" calcext:value-type="string">
            <text:p>db</text:p>
          </table:table-cell>
          <table:table-cell table:style-name="Default"/>
          <table:table-cell office:value-type="currency" office:currency="HUF" office:value="1500" calcext:value-type="currency">
            <text:p>1,500 Ft</text:p>
          </table:table-cell>
          <table:table-cell office:value-type="string" calcext:value-type="string">
            <text:p>ebay “DIN A4 washer M10”</text:p>
          </table:table-cell>
        </table:table-row>
        <table:table-row table:style-name="ro3">
          <table:table-cell table:number-columns-repeated="3"/>
          <table:table-cell table:style-name="Default"/>
          <table:table-cell office:value-type="currency" office:currency="HUF" office:value="45140" calcext:value-type="currency">
            <text:p>45,140 Ft</text:p>
          </table:table-cell>
          <table:table-cell office:value-type="string" calcext:value-type="string">
            <text:p>ebay “316 rod 10mm”</text:p>
          </table:table-cell>
        </table:table-row>
        <table:table-row table:style-name="ro3">
          <table:table-cell office:value-type="string" calcext:value-type="string">
            <text:p>Door hin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</text:p>
          </table:table-cell>
          <table:table-cell office:value-type="float" office:value="2000" calcext:value-type="float">
            <text:p>2000</text:p>
          </table:table-cell>
          <table:table-cell table:formula="of:=[.D17]*[.B17]" office:value-type="currency" office:currency="HUF" office:value="16000" calcext:value-type="currency">
            <text:p>16,000 Ft</text:p>
          </table:table-cell>
          <table:table-cell office:value-type="string" calcext:value-type="string">
            <text:p>Ebay “AISI 316 <text:s/>Hinge” </text:p>
          </table:table-cell>
        </table:table-row>
        <table:table-row table:style-name="ro3">
          <table:table-cell office:value-type="string" calcext:value-type="string">
            <text:p>L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</text:p>
          </table:table-cell>
          <table:table-cell office:value-type="float" office:value="2000" calcext:value-type="float">
            <text:p>2000</text:p>
          </table:table-cell>
          <table:table-cell table:formula="of:=[.D18]*[.B18]" office:value-type="currency" office:currency="HUF" office:value="8000" calcext:value-type="currency">
            <text:p>8,000 Ft</text:p>
          </table:table-cell>
          <table:table-cell office:value-type="string" calcext:value-type="string">
            <text:p>Ebay “AISI 316 <text:s/>Eccentric Latch, 4-1/2" x 2"” </text:p>
          </table:table-cell>
        </table:table-row>
        <table:table-row table:style-name="ro3">
          <table:table-cell table:style-name="ce7" office:value-type="string" calcext:value-type="string">
            <text:p>access hat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b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8’’ round deck access h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</text:p>
          </table:table-cell>
          <table:table-cell office:value-type="float" office:value="5500" calcext:value-type="float">
            <text:p>5500</text:p>
          </table:table-cell>
          <table:table-cell table:formula="of:=[.D20]*[.B20]" office:value-type="currency" office:currency="HUF" office:value="22000" calcext:value-type="currency">
            <text:p>22,000 Ft</text:p>
          </table:table-cell>
          <table:table-cell office:value-type="string" calcext:value-type="string">
            <text:p>Ebay “access hatch 8''” 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table:number-columns-repeated="4"/>
          <table:table-cell table:style-name="ce10" table:formula="of:=SUM([.E2:.E21])" office:value-type="currency" office:currency="HUF" office:value="1150815.43732691" calcext:value-type="currency">
            <text:p>1,150,815 Ft</text:p>
          </table:table-cell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poliészter gyanta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5"/>
          <table:table-cell table:style-name="Default" table:formula="of:=5670/10" office:value-type="float" office:value="567" calcext:value-type="float">
            <text:p>567</text:p>
          </table:table-cell>
        </table:table-row>
        <table:table-row table:style-name="ro3">
          <table:table-cell office:value-type="string" calcext:value-type="string">
            <text:p>poliészter gyanta</text:p>
          </table:table-cell>
          <table:table-cell table:formula="of:=[.B21]*0.3+[.B22]*0.45+[.B23]*0.49+[.B24]*0.6" office:value-type="float" office:value="0" calcext:value-type="float">
            <text:p>0</text:p>
          </table:table-cell>
          <table:table-cell office:value-type="string" calcext:value-type="string">
            <text:p>kg</text:p>
          </table:table-cell>
          <table:table-cell office:value-type="float" office:value="1450" calcext:value-type="float">
            <text:p>1450</text:p>
          </table:table-cell>
          <table:table-cell table:formula="of:=[.D26]*[.B26]" office:value-type="currency" office:currency="HUF" office:value="0" calcext:value-type="currency">
            <text:p>0 Ft</text:p>
          </table:table-cell>
          <table:table-cell office:value-type="string" calcext:value-type="string">
            <text:p><text:a xlink:href="http://shop.alvin-plast.hu/POLIMAL-123-TP-ISO-polieszter-gyanta-10kg" xlink:type="simple">http://shop.alvin-plast.hu/POLIMAL-123-TP-ISO-polieszter-gyanta-10kg</text:a> 14500/10</text:p>
          </table:table-cell>
        </table:table-row>
      </table:table>
      <table:table table:name="rétegrend" table:style-name="ta1">
        <table:table-column table:style-name="co3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column table:style-name="co3" table:default-cell-style-name="ce13"/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w (plan)</text:p>
          </table:table-cell>
          <table:table-cell/>
          <table:table-cell table:number-columns-repeated="2" office:value-type="string" calcext:value-type="string">
            <text:p>mat</text:p>
          </table:table-cell>
          <table:table-cell office:value-type="string" calcext:value-type="string">
            <text:p>woven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w (actual)</text:p>
          </table:table-cell>
          <table:table-cell office:value-type="string" calcext:value-type="string">
            <text:p>w diff</text:p>
          </table:table-cell>
          <table:table-cell office:value-type="string" calcext:value-type="string">
            <text:p>no. of layers</text:p>
          </table:table-cell>
          <table:table-cell table:style-name="Default" office:value-type="string" calcext:value-type="string">
            <text:p>thickness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Layer 5</text:p>
          </table:table-cell>
          <table:table-cell office:value-type="string" calcext:value-type="string">
            <text:p>Layer 6</text:p>
          </table:table-cell>
        </table:table-row>
        <table:table-row table:style-name="ro2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90" calcext:value-type="float">
            <text:p>49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office:value-type="float" office:value="1500" calcext:value-type="float">
            <text:p>15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B3]*150+[.C3]*300+[.D3]*450+[.E3]*490+[.F3]*600" office:value-type="float" office:value="1500" calcext:value-type="float">
            <text:p>1500</text:p>
          </table:table-cell>
          <table:table-cell table:formula="of:=[.G3]-[.A3]" office:value-type="float" office:value="0" calcext:value-type="float">
            <text:p>0</text:p>
          </table:table-cell>
          <table:table-cell table:formula="of:=SUM([.C3:.F3])" office:value-type="float" office:value="4" calcext:value-type="float">
            <text:p>4</text:p>
          </table:table-cell>
          <table:table-cell table:formula="of:=0.001*[.G3]*(1/2.6+(1-0.5)/0.5*1/1.2)" office:value-type="float" office:value="1.82692307692308" calcext:value-type="float">
            <text:p>1.83</text:p>
          </table:table-cell>
          <table:table-cell table:number-columns-repeated="2" office:value-type="string" calcext:value-type="string">
            <text:p>299 mat</text:p>
          </table:table-cell>
          <table:table-cell office:value-type="string" calcext:value-type="string">
            <text:p>489 woven</text:p>
          </table:table-cell>
          <table:table-cell office:value-type="string" calcext:value-type="string">
            <text:p>599 mat</text:p>
          </table:table-cell>
          <table:table-cell office:value-type="string" calcext:value-type="string">
            <text:p>449 mat</text:p>
          </table:table-cell>
          <table:table-cell/>
        </table:table-row>
        <table:table-row table:style-name="ro2">
          <table:table-cell office:value-type="float" office:value="2003.88" calcext:value-type="float">
            <text:p>2003.8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4]*150+[.C4]*300+[.D4]*450+[.E4]*490+[.F4]*600" office:value-type="float" office:value="2140" calcext:value-type="float">
            <text:p>2140</text:p>
          </table:table-cell>
          <table:table-cell table:formula="of:=[.G4]-[.A4]" office:value-type="float" office:value="136.12" calcext:value-type="float">
            <text:p>136.12</text:p>
          </table:table-cell>
          <table:table-cell table:formula="of:=SUM([.C4:.F4])" office:value-type="float" office:value="5" calcext:value-type="float">
            <text:p>5</text:p>
          </table:table-cell>
          <table:table-cell table:formula="of:=0.001*[.G4]*(1/2.6+(1-0.5)/0.5*1/1.2)" office:value-type="float" office:value="2.60641025641026" calcext:value-type="float">
            <text:p>2.61</text:p>
          </table:table-cell>
          <table:table-cell table:number-columns-repeated="2" office:value-type="string" calcext:value-type="string">
            <text:p>300 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600 mat</text:p>
          </table:table-cell>
          <table:table-cell office:value-type="string" calcext:value-type="string">
            <text:p>450 mat</text:p>
          </table:table-cell>
          <table:table-cell/>
        </table:table-row>
        <table:table-row table:style-name="ro2">
          <table:table-cell office:value-type="float" office:value="2095.45" calcext:value-type="float">
            <text:p>2095.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5]*150+[.C5]*300+[.D5]*450+[.E5]*490+[.F5]*600" office:value-type="float" office:value="2140" calcext:value-type="float">
            <text:p>2140</text:p>
          </table:table-cell>
          <table:table-cell table:formula="of:=[.G5]-[.A5]" office:value-type="float" office:value="44.5500000000002" calcext:value-type="float">
            <text:p>44.55</text:p>
          </table:table-cell>
          <table:table-cell table:formula="of:=SUM([.C5:.F5])" office:value-type="float" office:value="5" calcext:value-type="float">
            <text:p>5</text:p>
          </table:table-cell>
          <table:table-cell table:formula="of:=0.001*[.G5]*(1/2.6+(1-0.5)/0.5*1/1.2)" office:value-type="float" office:value="2.60641025641026" calcext:value-type="float">
            <text:p>2.61</text:p>
          </table:table-cell>
          <table:table-cell table:number-columns-repeated="2" office:value-type="string" calcext:value-type="string">
            <text:p>300 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600 mat</text:p>
          </table:table-cell>
          <table:table-cell office:value-type="string" calcext:value-type="string">
            <text:p>450 mat</text:p>
          </table:table-cell>
          <table:table-cell/>
        </table:table-row>
        <table:table-row table:style-name="ro2">
          <table:table-cell office:value-type="float" office:value="2238.46" calcext:value-type="float">
            <text:p>2238.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150+[.C6]*300+[.D6]*450+[.E6]*490+[.F6]*600" office:value-type="float" office:value="2330" calcext:value-type="float">
            <text:p>2330</text:p>
          </table:table-cell>
          <table:table-cell table:formula="of:=[.G6]-[.A6]" office:value-type="float" office:value="91.54" calcext:value-type="float">
            <text:p>91.54</text:p>
          </table:table-cell>
          <table:table-cell table:formula="of:=SUM([.C6:.F6])" office:value-type="float" office:value="6" calcext:value-type="float">
            <text:p>6</text:p>
          </table:table-cell>
          <table:table-cell table:formula="of:=0.001*[.G6]*(1/2.6+(1-0.5)/0.5*1/1.2)" office:value-type="float" office:value="2.83782051282051" calcext:value-type="float">
            <text:p>2.84</text:p>
          </table:table-cell>
          <table:table-cell table:number-columns-repeated="2" office:value-type="string" calcext:value-type="string">
            <text:p>300 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450 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300 mat</text:p>
          </table:table-cell>
        </table:table-row>
        <table:table-row table:style-name="ro2">
          <table:table-cell office:value-type="float" office:value="2746.31" calcext:value-type="float">
            <text:p>2746.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7]*150+[.C7]*300+[.D7]*450+[.E7]*490+[.F7]*600" office:value-type="float" office:value="2780" calcext:value-type="float">
            <text:p>2780</text:p>
          </table:table-cell>
          <table:table-cell table:formula="of:=[.G7]-[.A7]" office:value-type="float" office:value="33.6900000000001" calcext:value-type="float">
            <text:p>33.69</text:p>
          </table:table-cell>
          <table:table-cell table:formula="of:=SUM([.C7:.F7])" office:value-type="float" office:value="6" calcext:value-type="float">
            <text:p>6</text:p>
          </table:table-cell>
          <table:table-cell table:formula="of:=0.001*[.G7]*(1/2.6+(1-0.5)/0.5*1/1.2)" office:value-type="float" office:value="3.38589743589744" calcext:value-type="float">
            <text:p>3.39</text:p>
          </table:table-cell>
          <table:table-cell office:value-type="string" calcext:value-type="string">
            <text:p>300 mat</text:p>
          </table:table-cell>
          <table:table-cell office:value-type="string" calcext:value-type="string">
            <text:p>600 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450 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450 mat</text:p>
          </table:table-cell>
        </table:table-row>
        <table:table-row table:style-name="ro2">
          <table:table-cell office:value-type="float" office:value="3071.89" calcext:value-type="float">
            <text:p>3071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8]*150+[.C8]*300+[.D8]*450+[.E8]*490+[.F8]*600" office:value-type="float" office:value="3080" calcext:value-type="float">
            <text:p>3080</text:p>
          </table:table-cell>
          <table:table-cell table:formula="of:=[.G8]-[.A8]" office:value-type="float" office:value="8.11000000000013" calcext:value-type="float">
            <text:p>8.11</text:p>
          </table:table-cell>
          <table:table-cell table:formula="of:=SUM([.C8:.F8])" office:value-type="float" office:value="6" calcext:value-type="float">
            <text:p>6</text:p>
          </table:table-cell>
          <table:table-cell table:formula="of:=0.001*[.G8]*(1/2.6+(1-0.5)/0.5*1/1.2)" office:value-type="float" office:value="3.75128205128205" calcext:value-type="float">
            <text:p>3.75</text:p>
          </table:table-cell>
          <table:table-cell office:value-type="string" calcext:value-type="string">
            <text:p>300 mat</text:p>
          </table:table-cell>
          <table:table-cell office:value-type="string" calcext:value-type="string">
            <text:p>600 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600mat</text:p>
          </table:table-cell>
          <table:table-cell office:value-type="string" calcext:value-type="string">
            <text:p>490 woven</text:p>
          </table:table-cell>
          <table:table-cell office:value-type="string" calcext:value-type="string">
            <text:p>600 mat</text:p>
          </table:table-cell>
        </table:table-row>
        <table:table-row table:style-name="ro2">
          <table:table-cell table:formula="of:=6648-(3080*2)" office:value-type="float" office:value="488" calcext:value-type="float">
            <text:p>48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B9]*150+[.C9]*300+[.D9]*450+[.E9]*490+[.F9]*600" office:value-type="float" office:value="600" calcext:value-type="float">
            <text:p>600</text:p>
          </table:table-cell>
          <table:table-cell table:formula="of:=[.G9]-[.A9]" office:value-type="float" office:value="112" calcext:value-type="float">
            <text:p>112</text:p>
          </table:table-cell>
          <table:table-cell table:formula="of:=SUM([.C9:.F9])" office:value-type="float" office:value="1" calcext:value-type="float">
            <text:p>1</text:p>
          </table:table-cell>
          <table:table-cell table:formula="of:=0.001*[.G9]*(1/2.6+(1-0.5)/0.5*1/1.2)" office:value-type="float" office:value="0.730769230769231" calcext:value-type="float">
            <text:p>0.73</text:p>
          </table:table-cell>
          <table:table-cell office:value-type="string" calcext:value-type="string">
            <text:p>600 mat</text:p>
          </table:table-cell>
          <table:table-cell table:number-columns-repeated="5"/>
        </table:table-row>
        <table:table-row table:style-name="ro2">
          <table:table-cell table:style-name="ce4" table:formula="of:=6648-(2780*2)" office:value-type="float" office:value="1088" calcext:value-type="float">
            <text:p>108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B10]*150+[.C10]*300+[.D10]*450+[.E10]*490+[.F10]*600" office:value-type="float" office:value="1090" calcext:value-type="float">
            <text:p>1090</text:p>
          </table:table-cell>
          <table:table-cell table:formula="of:=[.G10]-[.A10]" office:value-type="float" office:value="2" calcext:value-type="float">
            <text:p>2</text:p>
          </table:table-cell>
          <table:table-cell table:formula="of:=SUM([.C10:.F10])" office:value-type="float" office:value="2" calcext:value-type="float">
            <text:p>2</text:p>
          </table:table-cell>
          <table:table-cell table:formula="of:=0.001*[.G10]*(1/2.6+(1-0.5)/0.5*1/1.2)" office:value-type="float" office:value="1.3275641025641" calcext:value-type="float">
            <text:p>1.33</text:p>
          </table:table-cell>
          <table:table-cell office:value-type="string" calcext:value-type="string">
            <text:p>470 woven</text:p>
          </table:table-cell>
          <table:table-cell office:value-type="string" calcext:value-type="string">
            <text:p>450 mat</text:p>
          </table:table-cell>
          <table:table-cell table:number-columns-repeated="4"/>
        </table:table-row>
        <table:table-row table:style-name="ro2">
          <table:table-cell table:formula="of:=3.7523+1.33" office:value-type="float" office:value="5.0823" calcext:value-type="float">
            <text:p>5.0823</text:p>
          </table:table-cell>
          <table:table-cell table:number-columns-repeated="8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22:08:02.882745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0:10:23.264253827</meta:creation-date>
    <dc:date>2016-08-25T00:12:31.519918533</dc:date>
    <meta:editing-duration>P2DT8H28M32S</meta:editing-duration>
    <meta:editing-cycles>43</meta:editing-cycles>
    <meta:generator>LibreOffice/5.1.4.2$Linux_X86_64 LibreOffice_project/10m0$Build-2</meta:generator>
    <meta:document-statistic meta:table-count="3" meta:cell-count="1625" meta:object-count="0"/>
  </office:meta>
</office:document-meta>
</file>